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00010000004500000010B2AA84DD.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text-properties officeooo:rsid="0000a525" officeooo:paragraph-rsid="0012783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8f97a"/>
    </style:style>
    <style:style style:name="P14" style:family="paragraph" style:parent-style-name="Text_20_body">
      <style:text-properties officeooo:rsid="0009bff9" officeooo:paragraph-rsid="0009bff9"/>
    </style:style>
    <style:style style:name="P15" style:family="paragraph" style:parent-style-name="Text_20_body">
      <style:text-properties officeooo:paragraph-rsid="000ba142"/>
    </style:style>
    <style:style style:name="P16" style:family="paragraph" style:parent-style-name="Text_20_body">
      <style:text-properties fo:font-weight="normal" officeooo:rsid="000e5f6a" officeooo:paragraph-rsid="000e5f6a" style:font-weight-asian="normal" style:font-weight-complex="normal"/>
    </style:style>
    <style:style style:name="P17" style:family="paragraph" style:parent-style-name="Text_20_body">
      <style:text-properties fo:font-weight="normal" officeooo:rsid="00192e2f" officeooo:paragraph-rsid="00192e2f" style:font-weight-asian="normal" style:font-weight-complex="normal"/>
    </style:style>
    <style:style style:name="P18" style:family="paragraph" style:parent-style-name="Text_20_body">
      <style:text-properties officeooo:paragraph-rsid="000e5f6a"/>
    </style:style>
    <style:style style:name="P19" style:family="paragraph" style:parent-style-name="Heading_20_4">
      <style:text-properties officeooo:paragraph-rsid="00127839"/>
    </style:style>
    <style:style style:name="P20" style:family="paragraph" style:parent-style-name="Text_20_body">
      <style:text-properties officeooo:paragraph-rsid="00127839"/>
    </style:style>
    <style:style style:name="P21" style:family="paragraph" style:parent-style-name="Text_20_body">
      <style:paragraph-properties fo:margin-top="0in" fo:margin-bottom="0in" style:contextual-spacing="false"/>
    </style:style>
    <style:style style:name="P22" style:family="paragraph" style:parent-style-name="Text_20_body">
      <style:text-properties officeooo:rsid="000f715a" officeooo:paragraph-rsid="000f715a"/>
    </style:style>
    <style:style style:name="P23" style:family="paragraph" style:parent-style-name="Text_20_body">
      <style:text-properties officeooo:rsid="00127839" officeooo:paragraph-rsid="00127839"/>
    </style:style>
    <style:style style:name="P24" style:family="paragraph" style:parent-style-name="Text_20_body">
      <style:text-properties officeooo:rsid="00143517" officeooo:paragraph-rsid="00143517"/>
    </style:style>
    <style:style style:name="P25" style:family="paragraph" style:parent-style-name="Text_20_body">
      <style:text-properties fo:font-style="italic" officeooo:rsid="00143517" officeooo:paragraph-rsid="00143517" style:font-style-asian="italic" style:font-style-complex="italic"/>
    </style:style>
    <style:style style:name="P26" style:family="paragraph" style:parent-style-name="Text_20_body">
      <style:text-properties officeooo:rsid="00175d39" officeooo:paragraph-rsid="00175d39"/>
    </style:style>
    <style:style style:name="P27" style:family="paragraph" style:parent-style-name="Text_20_body">
      <style:text-properties officeooo:paragraph-rsid="00175d39"/>
    </style:style>
    <style:style style:name="P28" style:family="paragraph" style:parent-style-name="Text_20_body">
      <style:text-properties fo:font-weight="bold" officeooo:rsid="00175d39" officeooo:paragraph-rsid="00175d39" style:font-weight-asian="bold" style:font-weight-complex="bold"/>
    </style:style>
    <style:style style:name="P29" style:family="paragraph" style:parent-style-name="Text_20_body">
      <style:text-properties fo:font-weight="bold" officeooo:rsid="00192e2f" officeooo:paragraph-rsid="00192e2f" style:font-weight-asian="bold" style:font-weight-complex="bold"/>
    </style:style>
    <style:style style:name="P30" style:family="paragraph" style:parent-style-name="Table_20_Contents">
      <style:text-properties fo:font-weight="bold" officeooo:rsid="004df53f" officeooo:paragraph-rsid="004df53f" style:font-weight-asian="bold" style:font-weight-complex="bold"/>
    </style:style>
    <style:style style:name="P31" style:family="paragraph" style:parent-style-name="Text_20_body">
      <style:text-properties officeooo:paragraph-rsid="00192e2f"/>
    </style:style>
    <style:style style:name="P32" style:family="paragraph" style:parent-style-name="Text_20_body">
      <style:text-properties officeooo:paragraph-rsid="0019f988"/>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text-properties officeooo:paragraph-rsid="0061ee4b"/>
    </style:style>
    <style:style style:name="P106" style:family="paragraph" style:parent-style-name="Text_20_body">
      <style:text-properties officeooo:paragraph-rsid="0071fcd9"/>
    </style:style>
    <style:style style:name="P107" style:family="paragraph" style:parent-style-name="Text_20_body">
      <style:paragraph-properties fo:break-before="page"/>
      <style:text-properties officeooo:paragraph-rsid="0071fcd9"/>
    </style:style>
    <style:style style:name="P108" style:family="paragraph" style:parent-style-name="Text_20_body">
      <style:text-properties officeooo:paragraph-rsid="0072ebde"/>
    </style:style>
    <style:style style:name="P109" style:family="paragraph" style:parent-style-name="Chapter_20_Number">
      <style:paragraph-properties fo:break-before="page"/>
      <style:text-properties officeooo:rsid="007438d2" officeooo:paragraph-rsid="007438d2"/>
    </style:style>
    <style:style style:name="P110" style:family="paragraph" style:parent-style-name="Contents_20_1">
      <style:paragraph-properties>
        <style:tab-stops>
          <style:tab-stop style:position="6.7083in" style:type="right" style:leader-style="dotted" style:leader-text="."/>
        </style:tab-stops>
      </style:paragraph-properties>
    </style:style>
    <style:style style:name="P111" style:family="paragraph" style:parent-style-name="Contents_20_2">
      <style:paragraph-properties>
        <style:tab-stops>
          <style:tab-stop style:position="6.5118in" style:type="right" style:leader-style="dotted" style:leader-text="."/>
        </style:tab-stops>
      </style:paragraph-properties>
    </style:style>
    <style:style style:name="P112" style:family="paragraph" style:parent-style-name="Text_20_body">
      <style:paragraph-properties fo:margin-top="0in" fo:margin-bottom="0.0799in" style:contextual-spacing="false" fo:break-before="page"/>
      <style:text-properties officeooo:paragraph-rsid="0058801e"/>
    </style:style>
    <style:style style:name="P113"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4" style:family="paragraph" style:parent-style-name="Heading_20_4">
      <style:paragraph-properties fo:margin-top="0in" fo:margin-bottom="0in" style:contextual-spacing="false" fo:line-height="100%" fo:keep-together="auto"/>
      <style:text-properties officeooo:paragraph-rsid="0061ee4b"/>
    </style:style>
    <style:style style:name="P115"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6" style:family="paragraph" style:parent-style-name="Heading_20_1">
      <style:paragraph-properties fo:text-align="end" style:justify-single-word="false" fo:break-before="page"/>
      <style:text-properties officeooo:rsid="005cf961" officeooo:paragraph-rsid="005cf961"/>
    </style:style>
    <style:style style:name="P117" style:family="paragraph" style:parent-style-name="Heading_20_1">
      <style:text-properties officeooo:paragraph-rsid="007438d2"/>
    </style:style>
    <style:style style:name="P118" style:family="paragraph" style:parent-style-name="Heading_20_1">
      <style:text-properties officeooo:rsid="0000a525" officeooo:paragraph-rsid="0000a525"/>
    </style:style>
    <style:style style:name="P119" style:family="paragraph" style:parent-style-name="Heading_20_1">
      <style:text-properties officeooo:rsid="0000a525" officeooo:paragraph-rsid="00027cf2"/>
    </style:style>
    <style:style style:name="P120" style:family="paragraph" style:parent-style-name="Heading_20_1">
      <style:text-properties officeooo:rsid="0061ee4b" officeooo:paragraph-rsid="0061ee4b"/>
    </style:style>
    <style:style style:name="P121" style:family="paragraph" style:parent-style-name="Heading_20_2">
      <style:text-properties officeooo:rsid="0000a525" officeooo:paragraph-rsid="00127839"/>
    </style:style>
    <style:style style:name="P122" style:family="paragraph" style:parent-style-name="Heading_20_2">
      <style:text-properties officeooo:rsid="0000a525" officeooo:paragraph-rsid="0000a525"/>
    </style:style>
    <style:style style:name="P123" style:family="paragraph" style:parent-style-name="Heading_20_2">
      <style:text-properties officeooo:rsid="0000a525" officeooo:paragraph-rsid="002c10ad"/>
    </style:style>
    <style:style style:name="P124" style:family="paragraph" style:parent-style-name="Heading_20_2">
      <style:text-properties officeooo:rsid="001608bc" officeooo:paragraph-rsid="001608bc"/>
    </style:style>
    <style:style style:name="P125" style:family="paragraph" style:parent-style-name="Heading_20_2">
      <style:text-properties officeooo:rsid="00192e2f" officeooo:paragraph-rsid="00192e2f"/>
    </style:style>
    <style:style style:name="P126" style:family="paragraph" style:parent-style-name="Heading_20_2">
      <style:text-properties officeooo:rsid="0019f988" officeooo:paragraph-rsid="0019f988"/>
    </style:style>
    <style:style style:name="P127" style:family="paragraph" style:parent-style-name="Heading_20_2">
      <style:text-properties officeooo:rsid="00290ea4" officeooo:paragraph-rsid="00290ea4"/>
    </style:style>
    <style:style style:name="P128" style:family="paragraph" style:parent-style-name="Heading_20_2">
      <style:text-properties officeooo:rsid="002aaf70" officeooo:paragraph-rsid="002aaf70"/>
    </style:style>
    <style:style style:name="P129" style:family="paragraph" style:parent-style-name="Heading_20_2">
      <style:text-properties officeooo:rsid="002c10ad" officeooo:paragraph-rsid="002c10ad"/>
    </style:style>
    <style:style style:name="P130" style:family="paragraph" style:parent-style-name="Heading_20_2">
      <style:text-properties officeooo:rsid="0034c7e0" officeooo:paragraph-rsid="0034c7e0"/>
    </style:style>
    <style:style style:name="P131" style:family="paragraph" style:parent-style-name="Heading_20_2">
      <style:text-properties officeooo:rsid="002e64e3" officeooo:paragraph-rsid="002e64e3"/>
    </style:style>
    <style:style style:name="P132" style:family="paragraph" style:parent-style-name="Heading_20_2">
      <style:text-properties officeooo:rsid="0064b6e5" officeooo:paragraph-rsid="0064b6e5"/>
    </style:style>
    <style:style style:name="P133" style:family="paragraph" style:parent-style-name="Heading_20_3">
      <style:text-properties officeooo:rsid="0000a525" officeooo:paragraph-rsid="0000a525"/>
    </style:style>
    <style:style style:name="P134" style:family="paragraph" style:parent-style-name="Heading_20_3">
      <style:text-properties officeooo:paragraph-rsid="00127839"/>
    </style:style>
    <style:style style:name="P135" style:family="paragraph" style:parent-style-name="Heading_20_3">
      <style:text-properties officeooo:rsid="0064b6e5" officeooo:paragraph-rsid="0064b6e5"/>
    </style:style>
    <style:style style:name="P136" style:family="paragraph" style:parent-style-name="Heading_20_3">
      <style:text-properties officeooo:paragraph-rsid="002d7b72"/>
    </style:style>
    <style:style style:name="P137" style:family="paragraph" style:parent-style-name="Heading_20_3">
      <style:text-properties officeooo:rsid="0005f4b6" officeooo:paragraph-rsid="0005f4b6"/>
    </style:style>
    <style:style style:name="P138" style:family="paragraph" style:parent-style-name="Heading_20_3">
      <style:text-properties officeooo:paragraph-rsid="0005f4b6"/>
    </style:style>
    <style:style style:name="P139" style:family="paragraph" style:parent-style-name="Text_20_body" style:list-style-name="L1"/>
    <style:style style:name="P140" style:family="paragraph" style:parent-style-name="Text_20_body" style:list-style-name="L2"/>
    <style:style style:name="P141" style:family="paragraph" style:parent-style-name="Text_20_body" style:list-style-name="L3"/>
    <style:style style:name="P142" style:family="paragraph" style:parent-style-name="Text_20_body" style:list-style-name="L4"/>
    <style:style style:name="P143" style:family="paragraph" style:parent-style-name="Text_20_body" style:list-style-name="L4">
      <style:paragraph-properties fo:margin-top="0in" fo:margin-bottom="0in" style:contextual-spacing="false"/>
    </style:style>
    <style:style style:name="P144" style:family="paragraph" style:parent-style-name="Text_20_body" style:list-style-name="L5"/>
    <style:style style:name="P145" style:family="paragraph" style:parent-style-name="Text_20_body" style:list-style-name="L5">
      <style:paragraph-properties fo:margin-top="0in" fo:margin-bottom="0in" style:contextual-spacing="false"/>
      <style:text-properties officeooo:paragraph-rsid="001c3fdc"/>
    </style:style>
    <style:style style:name="P146" style:family="paragraph" style:parent-style-name="Text_20_body" style:list-style-name="L6">
      <style:paragraph-properties fo:text-align="start" style:justify-single-word="false"/>
      <style:text-properties officeooo:paragraph-rsid="001d24d5"/>
    </style:style>
    <style:style style:name="P147" style:family="paragraph" style:parent-style-name="Text_20_body" style:list-style-name="L7"/>
    <style:style style:name="P148" style:family="paragraph" style:parent-style-name="Text_20_body" style:list-style-name="L8"/>
    <style:style style:name="P149" style:family="paragraph" style:parent-style-name="Text_20_body" style:list-style-name="L8">
      <style:paragraph-properties fo:margin-top="0in" fo:margin-bottom="0in" style:contextual-spacing="false"/>
    </style:style>
    <style:style style:name="P150" style:family="paragraph" style:parent-style-name="Text_20_body" style:list-style-name="L9">
      <style:text-properties officeooo:rsid="00263dad" officeooo:paragraph-rsid="00263dad"/>
    </style:style>
    <style:style style:name="P151" style:family="paragraph" style:parent-style-name="Text_20_body" style:list-style-name="L10">
      <style:paragraph-properties fo:text-align="start" style:justify-single-word="false"/>
      <style:text-properties officeooo:rsid="00290ea4" officeooo:paragraph-rsid="00290ea4"/>
    </style:style>
    <style:style style:name="P152" style:family="paragraph" style:parent-style-name="Text_20_body" style:list-style-name="L11"/>
    <style:style style:name="P153" style:family="paragraph" style:parent-style-name="Text_20_body" style:list-style-name="L11">
      <style:paragraph-properties fo:margin-top="0in" fo:margin-bottom="0in" style:contextual-spacing="false"/>
    </style:style>
    <style:style style:name="P154" style:family="paragraph" style:parent-style-name="Text_20_body" style:list-style-name="L12"/>
    <style:style style:name="P155" style:family="paragraph" style:parent-style-name="Text_20_body" style:list-style-name="L12">
      <style:paragraph-properties fo:margin-top="0in" fo:margin-bottom="0in" style:contextual-spacing="false"/>
    </style:style>
    <style:style style:name="P156" style:family="paragraph" style:parent-style-name="Text_20_body" style:list-style-name="L13"/>
    <style:style style:name="P157" style:family="paragraph" style:parent-style-name="Text_20_body" style:list-style-name="L13">
      <style:paragraph-properties fo:margin-top="0in" fo:margin-bottom="0in" style:contextual-spacing="false"/>
    </style:style>
    <style:style style:name="P158" style:family="paragraph" style:parent-style-name="Text_20_body" style:list-style-name="L14"/>
    <style:style style:name="P159" style:family="paragraph" style:parent-style-name="Text_20_body" style:list-style-name="L14">
      <style:paragraph-properties fo:margin-top="0in" fo:margin-bottom="0in" style:contextual-spacing="false"/>
    </style:style>
    <style:style style:name="P160" style:family="paragraph" style:parent-style-name="Text_20_body" style:list-style-name="L15"/>
    <style:style style:name="P161" style:family="paragraph" style:parent-style-name="Text_20_body" style:list-style-name="L15">
      <style:paragraph-properties fo:margin-top="0in" fo:margin-bottom="0in" style:contextual-spacing="false"/>
    </style:style>
    <style:style style:name="P162" style:family="paragraph" style:parent-style-name="Text_20_body" style:list-style-name="L16"/>
    <style:style style:name="P163" style:family="paragraph" style:parent-style-name="Text_20_body" style:list-style-name="L16">
      <style:paragraph-properties fo:margin-top="0in" fo:margin-bottom="0in" style:contextual-spacing="false"/>
    </style:style>
    <style:style style:name="P164" style:family="paragraph" style:parent-style-name="Text_20_body" style:list-style-name="L17"/>
    <style:style style:name="P165" style:family="paragraph" style:parent-style-name="Text_20_body" style:list-style-name="L17">
      <style:paragraph-properties fo:margin-top="0in" fo:margin-bottom="0in" style:contextual-spacing="false"/>
    </style:style>
    <style:style style:name="P166" style:family="paragraph" style:parent-style-name="Text_20_body" style:list-style-name="L18"/>
    <style:style style:name="P167" style:family="paragraph" style:parent-style-name="Text_20_body" style:list-style-name="L18">
      <style:paragraph-properties fo:margin-top="0in" fo:margin-bottom="0in" style:contextual-spacing="false"/>
    </style:style>
    <style:style style:name="P168" style:family="paragraph" style:parent-style-name="Text_20_body" style:list-style-name="L19"/>
    <style:style style:name="P169" style:family="paragraph" style:parent-style-name="Text_20_body" style:list-style-name="L19">
      <style:paragraph-properties fo:margin-top="0in" fo:margin-bottom="0in" style:contextual-spacing="false"/>
    </style:style>
    <style:style style:name="P170" style:family="paragraph" style:parent-style-name="Text_20_body" style:list-style-name="L20"/>
    <style:style style:name="P171" style:family="paragraph" style:parent-style-name="Text_20_body" style:list-style-name="L20">
      <style:paragraph-properties fo:margin-top="0in" fo:margin-bottom="0in" style:contextual-spacing="false"/>
    </style:style>
    <style:style style:name="P172" style:family="paragraph" style:parent-style-name="Text_20_body" style:list-style-name="L21"/>
    <style:style style:name="P173" style:family="paragraph" style:parent-style-name="Text_20_body" style:list-style-name="L21">
      <style:paragraph-properties fo:margin-top="0in" fo:margin-bottom="0in" style:contextual-spacing="false"/>
    </style:style>
    <style:style style:name="P174" style:family="paragraph" style:parent-style-name="Text_20_body" style:list-style-name="L22"/>
    <style:style style:name="P175" style:family="paragraph" style:parent-style-name="Text_20_body" style:list-style-name="L22">
      <style:paragraph-properties fo:margin-top="0in" fo:margin-bottom="0in" style:contextual-spacing="false"/>
    </style:style>
    <style:style style:name="P176" style:family="paragraph" style:parent-style-name="Text_20_body" style:list-style-name="L23"/>
    <style:style style:name="P177" style:family="paragraph" style:parent-style-name="Text_20_body" style:list-style-name="L23">
      <style:paragraph-properties fo:margin-top="0in" fo:margin-bottom="0in" style:contextual-spacing="false"/>
    </style:style>
    <style:style style:name="P178" style:family="paragraph" style:parent-style-name="Text_20_body" style:list-style-name="L24"/>
    <style:style style:name="P179" style:family="paragraph" style:parent-style-name="Text_20_body" style:list-style-name="L24">
      <style:paragraph-properties fo:margin-top="0in" fo:margin-bottom="0in" style:contextual-spacing="false"/>
    </style:style>
    <style:style style:name="P180" style:family="paragraph" style:parent-style-name="Text_20_body" style:list-style-name="L25"/>
    <style:style style:name="P181" style:family="paragraph" style:parent-style-name="Text_20_body" style:list-style-name="L25">
      <style:paragraph-properties fo:margin-top="0in" fo:margin-bottom="0in" style:contextual-spacing="false"/>
    </style:style>
    <style:style style:name="P182" style:family="paragraph" style:parent-style-name="Text_20_body" style:list-style-name="L26"/>
    <style:style style:name="P183" style:family="paragraph" style:parent-style-name="Text_20_body" style:list-style-name="L26">
      <style:paragraph-properties fo:margin-top="0in" fo:margin-bottom="0in" style:contextual-spacing="false"/>
    </style:style>
    <style:style style:name="P184" style:family="paragraph" style:parent-style-name="Text_20_body" style:list-style-name="L27"/>
    <style:style style:name="P185" style:family="paragraph" style:parent-style-name="Text_20_body" style:list-style-name="L27">
      <style:paragraph-properties fo:margin-top="0in" fo:margin-bottom="0in" style:contextual-spacing="false"/>
    </style:style>
    <style:style style:name="P186" style:family="paragraph" style:parent-style-name="Text_20_body" style:list-style-name="L28"/>
    <style:style style:name="P187" style:family="paragraph" style:parent-style-name="Text_20_body" style:list-style-name="L28">
      <style:paragraph-properties fo:margin-top="0in" fo:margin-bottom="0in" style:contextual-spacing="false"/>
    </style:style>
    <style:style style:name="P188" style:family="paragraph" style:parent-style-name="Text_20_body" style:list-style-name="L29"/>
    <style:style style:name="P189" style:family="paragraph" style:parent-style-name="Text_20_body" style:list-style-name="L29">
      <style:paragraph-properties fo:margin-top="0in" fo:margin-bottom="0in" style:contextual-spacing="false"/>
    </style:style>
    <style:style style:name="P190" style:family="paragraph" style:parent-style-name="Text_20_body" style:list-style-name="L30"/>
    <style:style style:name="P191" style:family="paragraph" style:parent-style-name="Text_20_body" style:list-style-name="L30">
      <style:paragraph-properties fo:margin-top="0in" fo:margin-bottom="0in" style:contextual-spacing="false"/>
    </style:style>
    <style:style style:name="P192" style:family="paragraph" style:parent-style-name="Text_20_body" style:list-style-name="L31"/>
    <style:style style:name="P193" style:family="paragraph" style:parent-style-name="Text_20_body" style:list-style-name="L31">
      <style:paragraph-properties fo:margin-top="0in" fo:margin-bottom="0in" style:contextual-spacing="false"/>
    </style:style>
    <style:style style:name="P194" style:family="paragraph" style:parent-style-name="Text_20_body" style:list-style-name="L32"/>
    <style:style style:name="P195" style:family="paragraph" style:parent-style-name="Text_20_body" style:list-style-name="L32">
      <style:paragraph-properties fo:margin-top="0in" fo:margin-bottom="0in" style:contextual-spacing="false"/>
    </style:style>
    <style:style style:name="P196" style:family="paragraph" style:parent-style-name="Text_20_body" style:list-style-name="L33"/>
    <style:style style:name="P197" style:family="paragraph" style:parent-style-name="Text_20_body" style:list-style-name="L33">
      <style:paragraph-properties fo:margin-top="0in" fo:margin-bottom="0in" style:contextual-spacing="false"/>
    </style:style>
    <style:style style:name="P198" style:family="paragraph" style:parent-style-name="Text_20_body" style:list-style-name="L34"/>
    <style:style style:name="P199" style:family="paragraph" style:parent-style-name="Text_20_body" style:list-style-name="L34">
      <style:paragraph-properties fo:margin-top="0in" fo:margin-bottom="0in" style:contextual-spacing="false"/>
    </style:style>
    <style:style style:name="P200" style:family="paragraph" style:parent-style-name="Text_20_body" style:list-style-name="L35"/>
    <style:style style:name="P201" style:family="paragraph" style:parent-style-name="Text_20_body" style:list-style-name="L35">
      <style:paragraph-properties fo:margin-top="0in" fo:margin-bottom="0in" style:contextual-spacing="false"/>
    </style:style>
    <style:style style:name="P202" style:family="paragraph" style:parent-style-name="Text_20_body" style:list-style-name="L36"/>
    <style:style style:name="P203" style:family="paragraph" style:parent-style-name="Text_20_body" style:list-style-name="L36">
      <style:paragraph-properties fo:margin-top="0in" fo:margin-bottom="0in" style:contextual-spacing="false"/>
    </style:style>
    <style:style style:name="P204" style:family="paragraph" style:parent-style-name="Text_20_body" style:list-style-name="L37"/>
    <style:style style:name="P205" style:family="paragraph" style:parent-style-name="Text_20_body" style:list-style-name="L37">
      <style:paragraph-properties fo:margin-top="0in" fo:margin-bottom="0in" style:contextual-spacing="false"/>
    </style:style>
    <style:style style:name="P206" style:family="paragraph" style:parent-style-name="Text_20_body" style:list-style-name="L38"/>
    <style:style style:name="P207" style:family="paragraph" style:parent-style-name="Text_20_body" style:list-style-name="L38">
      <style:paragraph-properties fo:margin-top="0in" fo:margin-bottom="0in" style:contextual-spacing="false"/>
    </style:style>
    <style:style style:name="P208" style:family="paragraph" style:parent-style-name="Text_20_body" style:list-style-name="L39">
      <style:paragraph-properties fo:margin-top="0in" fo:margin-bottom="0in" style:contextual-spacing="false"/>
      <style:text-properties officeooo:paragraph-rsid="003583ff"/>
    </style:style>
    <style:style style:name="P209" style:family="paragraph" style:parent-style-name="Text_20_body" style:list-style-name="L40">
      <style:text-properties officeooo:rsid="00668d21" officeooo:paragraph-rsid="00668d21"/>
    </style:style>
    <style:style style:name="P210" style:family="paragraph" style:parent-style-name="Text_20_body" style:list-style-name="Numbering_20_123"/>
    <style:style style:name="P211" style:family="paragraph" style:parent-style-name="Text_20_body" style:list-style-name="Numbering_20_123">
      <style:text-properties officeooo:paragraph-rsid="00313a90"/>
    </style:style>
    <style:style style:name="P212" style:family="paragraph" style:parent-style-name="Text_20_body" style:list-style-name="Numbering_20_123">
      <style:text-properties officeooo:paragraph-rsid="0009bff9"/>
    </style:style>
    <style:style style:name="P213"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214"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215"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6"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7"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8"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9"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20" style:family="paragraph" style:parent-style-name="normal">
      <style:paragraph-properties fo:text-align="center" style:justify-single-word="false"/>
      <style:text-properties fo:font-size="12pt" officeooo:paragraph-rsid="005b818a" style:font-size-asian="12pt" style:font-size-complex="12pt"/>
    </style:style>
    <style:style style:name="P221"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2"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3"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4"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5"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6"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7" style:family="paragraph" style:parent-style-name="normal">
      <style:paragraph-properties fo:margin-top="0in" fo:margin-bottom="0in" style:contextual-spacing="false" fo:line-height="100%"/>
      <style:text-properties officeooo:paragraph-rsid="0061ee4b"/>
    </style:style>
    <style:style style:name="P228"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9" style:family="paragraph" style:parent-style-name="normal">
      <style:paragraph-properties fo:text-align="center" style:justify-single-word="false"/>
      <style:text-properties officeooo:paragraph-rsid="005b818a"/>
    </style:style>
    <style:style style:name="P23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1" style:family="paragraph" style:parent-style-name="normal">
      <style:paragraph-properties fo:text-align="center" style:justify-single-word="false"/>
      <style:text-properties officeooo:rsid="0078518f" officeooo:paragraph-rsid="0078518f"/>
    </style:style>
    <style:style style:name="P23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4"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5"/>
      <table:table table:name="Table8" table:style-name="Table8">
        <table:table-column table:style-name="Table8.A"/>
        <table:table-column table:style-name="Table8.B"/>
        <table:table-row table:style-name="Table8.1">
          <table:table-cell table:style-name="Table8.A1" office:value-type="string">
            <text:p text:style-name="P92"><draw:frame draw:style-name="fr7"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6" loext:marker-style-name="T48"/>
            <text:p text:style-name="P221" loext:marker-style-name="T48"><text:span text:style-name="T48">Univerzitet u Novom Sad, Prirodno - matematički fakultet</text:span></text:p>
            <text:p text:style-name="P222" loext:marker-style-name="T53"><text:span text:style-name="T53">DEPARTMAN ZA MATEMATIKU I INFORMATIKU</text:span></text:p>
            <text:p text:style-name="P223"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29" loext:marker-style-name="T54"><text:span text:style-name="T54">VertexVoyage: Distribuirani node2vec algoritam za </text:span><text:span text:style-name="T55">embedovanje</text:span><text:span text:style-name="T54"> čvorova u realnim mrežama</text:span></text:p>
      <text:p text:style-name="P229" loext:marker-style-name="T56"><text:span text:style-name="T56">Master rad</text:span></text:p>
      <text:p text:style-name="P220" loext:marker-style-name="T48"/>
      <text:p text:style-name="P220" loext:marker-style-name="T48"/>
      <text:p text:style-name="P220" loext:marker-style-name="T48"/>
      <text:p text:style-name="P220" loext:marker-style-name="T48"/>
      <text:p text:style-name="P220" loext:marker-style-name="T48"/>
      <text:p text:style-name="P220" loext:marker-style-name="T48"/>
      <text:p text:style-name="P220" loext:marker-style-name="T48"/>
      <text:p text:style-name="P220" loext:marker-style-name="T48"/>
      <text:p text:style-name="P220" loext:marker-style-name="T48"/>
      <text:p text:style-name="P230" loext:marker-style-name="T48"><text:span text:style-name="T48">Mentor <text:tab/></text:span><text:span text:style-name="T49">Student</text:span><text:span text:style-name="T48"><text:tab/></text:span></text:p>
      <text:p text:style-name="P230" loext:marker-style-name="T48"><text:span text:style-name="T50">dr </text:span><text:span text:style-name="T49">Miloš Savić</text:span><text:span text:style-name="T48"><text:tab/></text:span><text:span text:style-name="T49">Stefan Nožinić</text:span><text:span text:style-name="T48"><text:tab/></text:span></text:p>
      <text:p text:style-name="P231" loext:marker-style-name="T48"><text:span text:style-name="T48">Novi Sad, 2024.</text:span></text:p>
      <text:p text:style-name="P7"><text:span text:style-name="T4"/></text:p>
      <text:p text:style-name="P95"><text:bookmark-start text:name="__RefHeading___Toc8948_1970857049"/>Predgovor<text:bookmark-end text:name="__RefHeading___Toc8948_1970857049"/></text:p>
      <text:p text:style-name="P213">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214">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12"/>
      <text:h text:style-name="P116"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0"><text:a xlink:type="simple" xlink:href="#__RefHeading___Toc8950_1970857049" text:style-name="Index_20_Link" text:visited-style-name="Index_20_Link">Sadržaj<text:tab/>3</text:a></text:p>
          <text:p text:style-name="P110"><text:a xlink:type="simple" xlink:href="#__RefHeading___Toc6381_3068236119" text:style-name="Index_20_Link" text:visited-style-name="Index_20_Link"><text:s/>Uvod<text:tab/>5</text:a></text:p>
          <text:p text:style-name="P111"><text:a xlink:type="simple" xlink:href="#__RefHeading___Toc8954_1970857049" text:style-name="Index_20_Link" text:visited-style-name="Index_20_Link">Opis problema<text:tab/>5</text:a></text:p>
          <text:p text:style-name="P110"><text:a xlink:type="simple" xlink:href="#__RefHeading___Toc8958_1970857049" text:style-name="Index_20_Link" text:visited-style-name="Index_20_Link">Metode i implementacija<text:tab/>9</text:a></text:p>
          <text:p text:style-name="P111"><text:a xlink:type="simple" xlink:href="#__RefHeading___Toc8960_1970857049" text:style-name="Index_20_Link" text:visited-style-name="Index_20_Link">Implementacija distribuiranog sistema i arhitekturalne odluke<text:tab/>9</text:a></text:p>
          <text:p text:style-name="P111"><text:a xlink:type="simple" xlink:href="#__RefHeading___Toc8968_1970857049" text:style-name="Index_20_Link" text:visited-style-name="Index_20_Link">Koraci algoritma<text:tab/>13</text:a></text:p>
          <text:p text:style-name="P111"><text:a xlink:type="simple" xlink:href="#__RefHeading___Toc8970_1970857049" text:style-name="Index_20_Link" text:visited-style-name="Index_20_Link">Skladištenje grafova<text:tab/>14</text:a></text:p>
          <text:p text:style-name="P111"><text:a xlink:type="simple" xlink:href="#__RefHeading___Toc8972_1970857049" text:style-name="Index_20_Link" text:visited-style-name="Index_20_Link">Detekcija preklapajućih zajednica<text:tab/>15</text:a></text:p>
          <text:p text:style-name="P111"><text:a xlink:type="simple" xlink:href="#__RefHeading___Toc8980_1970857049" text:style-name="Index_20_Link" text:visited-style-name="Index_20_Link">Slanje particija na čvorove u klasteru<text:tab/>18</text:a></text:p>
          <text:p text:style-name="P111"><text:a xlink:type="simple" xlink:href="#__RefHeading___Toc8982_1970857049" text:style-name="Index_20_Link" text:visited-style-name="Index_20_Link">Generisanje slučajnih šetnji po particijama<text:tab/>20</text:a></text:p>
          <text:p text:style-name="P111"><text:a xlink:type="simple" xlink:href="#__RefHeading___Toc8986_1970857049" text:style-name="Index_20_Link" text:visited-style-name="Index_20_Link">Obučavanje neuronskih mreža<text:tab/>21</text:a></text:p>
          <text:p text:style-name="P111"><text:a xlink:type="simple" xlink:href="#__RefHeading___Toc8990_1970857049" text:style-name="Index_20_Link" text:visited-style-name="Index_20_Link">Ugrađivanje čvorova<text:tab/>24</text:a></text:p>
          <text:p text:style-name="P111"><text:a xlink:type="simple" xlink:href="#__RefHeading___Toc8992_1970857049" text:style-name="Index_20_Link" text:visited-style-name="Index_20_Link">Agregacija<text:tab/>24</text:a></text:p>
          <text:p text:style-name="P111"><text:a xlink:type="simple" xlink:href="#__RefHeading___Toc8994_1970857049" text:style-name="Index_20_Link" text:visited-style-name="Index_20_Link">Specifikacija protokola za komunikaciju računara unutar klastera<text:tab/>25</text:a></text:p>
          <text:p text:style-name="P111"><text:a xlink:type="simple" xlink:href="#__RefHeading___Toc9036_1970857049" text:style-name="Index_20_Link" text:visited-style-name="Index_20_Link">Metoda za Testiranje - Rekonstrukcija Grafova<text:tab/>30</text:a></text:p>
          <text:p text:style-name="P111"><text:a xlink:type="simple" xlink:href="#__RefHeading___Toc9050_1970857049" text:style-name="Index_20_Link" text:visited-style-name="Index_20_Link">Ocenjivanje klasterovanja na osnovu ugrađenih vektora<text:tab/>33</text:a></text:p>
          <text:p text:style-name="P111"><text:a xlink:type="simple" xlink:href="#__RefHeading___Toc9052_1970857049" text:style-name="Index_20_Link" text:visited-style-name="Index_20_Link">Generisanje veštačkih mreža<text:tab/>35</text:a></text:p>
          <text:p text:style-name="P111"><text:a xlink:type="simple" xlink:href="#__RefHeading___Toc5642_1215285949" text:style-name="Index_20_Link" text:visited-style-name="Index_20_Link">Implementacioni detalji i izvorni kod<text:tab/>35</text:a></text:p>
          <text:p text:style-name="P110"><text:a xlink:type="simple" xlink:href="#__RefHeading___Toc9056_1970857049" text:style-name="Index_20_Link" text:visited-style-name="Index_20_Link">Rezultati i diskusija<text:tab/>37</text:a></text:p>
          <text:p text:style-name="P110"><text:a xlink:type="simple" xlink:href="#__RefHeading___Toc9058_1970857049" text:style-name="Index_20_Link" text:visited-style-name="Index_20_Link">Zaključak<text:tab/>43</text:a></text:p>
          <text:p text:style-name="P110"><text:a xlink:type="simple" xlink:href="#__RefHeading___Toc5644_1215285949" text:style-name="Index_20_Link" text:visited-style-name="Index_20_Link">Biografija<text:tab/>45</text:a></text:p>
          <text:p text:style-name="P110"><text:a xlink:type="simple" xlink:href="#__RefHeading___Toc9060_1970857049" text:style-name="Index_20_Link" text:visited-style-name="Index_20_Link">Literatura<text:tab/>47</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17"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9">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4">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3">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3">Algoritmi za ugrađivanje <text:span text:style-name="T22">čvorova</text:span> imaju nekoliko ključnih osobina koje ih čine efikasnim za različite primene. Jedna od najvažnijih osobina je očuvanje strukture mreže, gde algoritmi nastoje <text:soft-page-break/>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5">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8"><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5"><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3" text:outline-level="3"><text:bookmark-start text:name="__RefHeading___Toc8956_1970857049"/>Distribuirani algoritmi i dekompozicija problema<text:bookmark-end text:name="__RefHeading___Toc8956_1970857049"/></text:h>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39"><text:span text:style-name="Strong_20_Emphasis">Paralelizacija:</text:span> Distribuirani algoritmi paralelno obrađuju delove problema na različitim čvorovima, čime se značajno smanjuje vreme potrebno za rešavanje problema.</text:p>
        </text:list-item>
        <text:list-item>
          <text:p text:style-name="P139"><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39"><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8"><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8">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text:soft-page-break/>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6">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10" draw:name="Shape1" draw:style-name="gr1" draw:text-style-name="P235" svg:width="0.8606in" svg:height="0.2031in"><draw:image xlink:href="Pictures/1000316B0000071F000001AD5864356E.svg" xlink:type="simple" xlink:show="embed" xlink:actuate="onLoad" draw:mime-type="image/svg+xml"><text:p/></draw:image><draw:image xlink:href="Pictures/100000010000004500000010B2AA84DD.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0"><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0"><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0"><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22">Konkretno, implementacija u ovom radu izvršava horizontalnu dekompoziciju problema tako što graf particioniše u podgrafove, a očuvava bitne karakteristike kako bi zadržala tačnost pri ugrađivanju čvorova.</text:p>
      <text:p text:style-name="P23">Implementacija je potom testirana na Zaharijevom karate klub grafu kako bi se utvrdilo da li distribuirani algoritam očuvava strukturu kao i serijski. Za meru očuvanosti, korišćena je metoda rekonstrukcije grafa iz euklidskog prostora vektora [14].</text:p>
      <text:p text:style-name="P23"><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Poglavlje 2<text:bookmark-end text:name="__RefHeading___Toc6383_3068236119"/></text:p>
      <text:h text:style-name="P118" text:outline-level="1"><text:bookmark-start text:name="__RefHeading___Toc8958_1970857049"/>Metode i implementacija<text:bookmark-end text:name="__RefHeading___Toc8958_1970857049"/></text:h>
      <text:h text:style-name="P121" text:outline-level="2"><text:bookmark-start text:name="__RefHeading___Toc8960_1970857049"/>Implementacija distribuiranog sistema i arhitekturalne odluke<text:bookmark-end text:name="__RefHeading___Toc8960_1970857049"/></text:h>
      <text:p text:style-name="P20">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4" text:outline-level="3"><text:bookmark-start text:name="__RefHeading___Toc8962_1970857049"/>Kontrola i Upravljanje Klasterom<text:bookmark-end text:name="__RefHeading___Toc8962_1970857049"/></text:h>
      <text:p text:style-name="P20">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9" text:outline-level="4"><text:bookmark-start text:name="__RefHeading___Toc8964_1970857049"/>Leader Election<text:bookmark-end text:name="__RefHeading___Toc8964_1970857049"/></text:h>
      <text:p text:style-name="P20">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20">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20">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4">ZooKeeper je i sam po sebi distribuiran servis, pa time smanjuje mogućnost da zbog otkaza jednog ZooKeeper servera, ceo sistem izgubi mogućnost koordinacije.</text:p>
      <text:p text:style-name="P24"><text:soft-page-break/>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1"><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1"><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1"><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4">Na <text:span text:style-name="T65">slici 2.1</text:span> je prikazana infrastruktura sa 3 ZooKeeper servera i 3 servera koji obrađuju mrežu.</text:p>
      <text:p text:style-name="P25"><draw:frame draw:style-name="fr2" draw:name="Frame1" text:anchor-type="char" svg:width="6.9252in" draw:z-index="0"><draw:text-box fo:min-height="5.3563in"><text:p text:style-name="Slika"><draw:frame draw:style-name="fr6"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5">2.1</text:span>: Infrastruktura sistema</text:p></draw:text-box></draw:frame><text:soft-page-break/></text:p>
      <text:h text:style-name="P134" text:outline-level="3"><text:bookmark-start text:name="__RefHeading___Toc8966_1970857049"/>Komunikacija i <text:span text:style-name="T47">r</text:span>aspodela Zadataka<text:bookmark-end text:name="__RefHeading___Toc8966_1970857049"/></text:h>
      <text:p text:style-name="P20">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6">Ova arhitektura omogućava ne samo skalabilnost sistema, već i robusnost u radu sa velikim i složenim mrežama, omogućavajući da se različiti delovi mreže obrađuju paralelno na različitim čvorovima. </text:p>
      <text:p text:style-name="P24">Prilikom particionisanje grafa, sistem može zadatke da skladišti na dva načina:</text:p>
      <text:p text:style-name="P24">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24"><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24"/>
      <text:p text:style-name="P24"/>
      <text:p text:style-name="P24"><draw:frame draw:style-name="fr2" draw:name="Frame2" text:anchor-type="char" svg:width="6.9252in" draw:z-index="2"><draw:text-box fo:min-height="3.0291in"><text:p text:style-name="Slika"><draw:frame draw:style-name="fr6"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5">2.2</text:span>: Upotreba mrežnog skladišta</text:p></draw:text-box></draw:frame></text:p>
      <text:h text:style-name="P122" text:outline-level="2" text:is-list-header="true"><draw:frame draw:style-name="fr2"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6">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6">U smislu performansi, mrežni sistem je jednako opterećen pa nema razlike u vremenu izvršavanja. U praksi je često korisnije koristiti mrežno skladište zbog svoje optimizovanosti da radi u ovakvom okruženju.</text:p>
      <text:h text:style-name="P135" text:outline-level="3">Kontejnerizacija</text:h>
      <text:p text:style-name="P97"><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7">2.1 </text:span>se nalazi Dockerfile koji je lista koraka za izgradnju datog Docker kontejnera:</text:p>
      <text:p text:style-name="P96"/>
      <text:p text:style-name="Preformatted_20_Text"># Use the official Python image from the Docker Hub</text:p>
      <text:p text:style-name="Preformatted_20_Text"><text:soft-page-break/>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24" text:outline-level="2"><text:bookmark-start text:name="__RefHeading___Toc8968_1970857049"/>Koraci algoritma<text:bookmark-end text:name="__RefHeading___Toc8968_1970857049"/></text:h>
      <text:p text:style-name="P26">Blokovska šema algoritma je prikazana na slici <text:span text:style-name="T65">2.</text:span>4.</text:p>
      <text:p text:style-name="P27"/>
      <text:p text:style-name="P27"/>
      <text:p text:style-name="P27"><draw:frame draw:style-name="fr2" draw:name="Frame4" text:anchor-type="char" svg:width="6.9252in" draw:z-index="6"><draw:text-box fo:min-height="2.1252in"><text:p text:style-name="Slika"><draw:frame draw:style-name="fr6"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5">2.4</text:span>: Blokovska šema algoritma</text:p></draw:text-box></draw:frame></text:p>
      <text:p text:style-name="P26"/>
      <text:p text:style-name="P26">Algoritam se sastoji iz nekoliko koraka:</text:p>
      <text:p text:style-name="P28"><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8">Detekcija preklapajućih zajednica:<text:span text:style-name="T13"> Ovaj korak se izvršava samo od strane lidera i prvi je od dva koraka prilikom particionisanja. </text:span></text:p>
      <text:p text:style-name="P28">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8">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9">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9">Obučavanje neuronskih mreža:<text:span text:style-name="T13"> Svaki računar unutar sistema, na osnovu sopstvenih sekvenci čvorova, obučava neuronsku mrežu tako da predvidi susednog čvora u sekvenci. </text:span></text:p>
      <text:p text:style-name="P29">Embeding particija:<text:span text:style-name="T13"> Svaki računar računa vektorsku reprezentaciju čvorova unutar svoje particije i rezultat šalje lideru.</text:span></text:p>
      <text:p text:style-name="P29">Agregacija:<text:span text:style-name="T13"> Lider izvršava na kraju agregaciju rezultata dobijenih od strane računara unutar klastera. </text:span></text:p>
      <text:p text:style-name="P17">Bitno je napomenuti da lider učestvuje u svim koracima, odnosno, osim što koordiniše ceo sistem, on takođe i izvršava korake zajedno sa ostalim računarima i time nema „prazan hod“. </text:p>
      <text:h text:style-name="P125" text:outline-level="2"><text:bookmark-start text:name="__RefHeading___Toc8970_1970857049"/>Skladištenje grafova<text:bookmark-end text:name="__RefHeading___Toc8970_1970857049"/></text:h>
      <text:p text:style-name="P31">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6" text:outline-level="2"><text:bookmark-start text:name="__RefHeading___Toc8972_1970857049"/>Detekcija preklapajućih zajednica<text:bookmark-end text:name="__RefHeading___Toc8972_1970857049"/></text:h>
      <text:p text:style-name="P32">U ovom pristupu, particionisanje grafova je realizovano korišćenjem <text:span text:style-name="T25">LFM algoritma [9]. </text:span></text:p>
      <text:p text:style-name="P32">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2"><text:span text:style-name="Strong_20_Emphasis">Inicijalizacija:</text:span></text:p>
          <text:list>
            <text:list-item>
              <text:p text:style-name="P143">Algoritam započinje sa praznom listom zajednica i listom čvorova koji još nisu uključeni ni u jednu zajednicu (<text:span text:style-name="Source_20_Text">node_not_include</text:span>).</text:p>
            </text:list-item>
            <text:list-item>
              <text:p text:style-name="P143">Dok postoji čvor koji nije deo nijedne zajednice, algoritam ponavlja sledeće korake.</text:p>
            </text:list-item>
          </text:list>
        </text:list-item>
        <text:list-item>
          <text:p text:style-name="P142"><text:span text:style-name="Strong_20_Emphasis">Odabir Početnog Čvora:</text:span></text:p>
          <text:list>
            <text:list-item>
              <text:p text:style-name="P143">Nasumično se bira jedan čvor iz liste <text:span text:style-name="Source_20_Text">node_not_include</text:span>, koji će biti početni čvor za novu zajednicu.</text:p>
            </text:list-item>
            <text:list-item>
              <text:p text:style-name="P143">Kreira se nova zajednica (<text:span text:style-name="Source_20_Text">Community</text:span>) koja sadrži ovaj početni čvor.</text:p>
            </text:list-item>
          </text:list>
        </text:list-item>
        <text:list-item>
          <text:p text:style-name="P142"><text:span text:style-name="Strong_20_Emphasis">Dodavanje Čvorova u Zajednicu:</text:span></text:p>
          <text:list>
            <text:list-item>
              <text:p text:style-name="P143">Algoritam identifikuje sve susedne čvorove trenutne zajednice koji još nisu deo zajednice i dodaje ih u listu <text:span text:style-name="Source_20_Text">to_be_examined</text:span>.</text:p>
            </text:list-item>
            <text:list-item>
              <text:p text:style-name="P14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3">Čvor sa najvećom fitnes vrednošću se dodaje u zajednicu. Ako nijedan čvor ne poboljšava fitnes, proces se prekida.</text:p>
            </text:list-item>
          </text:list>
        </text:list-item>
        <text:list-item>
          <text:p text:style-name="P142"><text:span text:style-name="Strong_20_Emphasis">Rekalkulacija i Uklanjanje Čvorova:</text:span></text:p>
          <text:list>
            <text:list-item>
              <text:p text:style-name="P143"><text:soft-page-break/>Nakon dodavanja novog čvora, zajednica se analizira kako bi se utvrdilo da li dodavanje novog čvora dovodi do smanjenja fitnesa za neke od već uključenih čvorova.</text:p>
            </text:list-item>
            <text:list-item>
              <text:p text:style-name="P143">Ako se pronađe takav čvor, on se uklanja iz zajednice.</text:p>
            </text:list-item>
            <text:list-item>
              <text:p text:style-name="P143">Proces rekalkulacije i uklanjanja čvorova se ponavlja sve dok se ne postigne stabilna zajednica u kojoj svi čvorovi doprinose pozitivno njenom fitnesu.</text:p>
            </text:list-item>
          </text:list>
        </text:list-item>
        <text:list-item>
          <text:p text:style-name="P142"><text:span text:style-name="Strong_20_Emphasis">Ažuriranje Liste Neobrađenih Čvorova:</text:span></text:p>
          <text:list>
            <text:list-item>
              <text:p text:style-name="P143">Svi čvorovi koji su deo trenutne zajednice uklanjaju se iz liste <text:span text:style-name="Source_20_Text">node_not_include</text:span>, jer su sada postali deo neke zajednice.</text:p>
            </text:list-item>
            <text:list-item>
              <text:p text:style-name="P143">Detektovana zajednica se dodaje u listu svih zajednica (<text:span text:style-name="Source_20_Text">communities</text:span>).</text:p>
            </text:list-item>
          </text:list>
        </text:list-item>
        <text:list-item>
          <text:p text:style-name="P142"><text:span text:style-name="Strong_20_Emphasis">Završetak:</text:span></text:p>
          <text:list>
            <text:list-item>
              <text:p text:style-name="P143">Proces se ponavlja sve dok svi čvorovi mreže ne budu deo najmanje jedne zajednice.</text:p>
            </text:list-item>
            <text:list-item>
              <text:p text:style-name="P142">Na kraju, algoritam vraća listu svih detektovanih zajednica.</text:p>
            </text:list-item>
          </text:list>
        </text:list-item>
      </text:list>
      <text:p text:style-name="P32">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9" draw:name="Shape2" draw:style-name="gr1" draw:text-style-name="P235"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45"><text:span text:style-name="T26"><draw:frame text:anchor-type="as-char" svg:y="-0.1256in" draw:z-index="8" draw:name="Shape3" draw:style-name="gr1" draw:text-style-name="P235"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5"><text:span text:style-name="T26"><draw:frame text:anchor-type="as-char" svg:y="-0.1264in" draw:z-index="11" draw:name="Shape4" draw:style-name="gr1" draw:text-style-name="P235"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44">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12" draw:name="Shape5" draw:style-name="gr1" draw:text-style-name="P235"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46"><text:span text:style-name="T27"><draw:frame text:anchor-type="as-char" svg:y="-0.1335in" draw:z-index="13" draw:name="Shape6" draw:style-name="gr1" draw:text-style-name="P235"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6"><text:span text:style-name="T27"><draw:frame text:anchor-type="as-char" svg:y="-0.1335in" draw:z-index="14" draw:name="Shape7" draw:style-name="gr1" draw:text-style-name="P235"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draw:frame text:anchor-type="as-char" svg:y="-0.1335in" draw:z-index="15" draw:name="Shape8" draw:style-name="gr1" draw:text-style-name="P235"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35"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7" draw:name="Shape10" draw:style-name="gr1" draw:text-style-name="P235"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text:soft-page-break/>Gde je <text:s/><text:span text:style-name="T26"><draw:frame text:anchor-type="as-char" svg:y="-0.1181in" draw:z-index="18" draw:name="Shape11" draw:style-name="gr1" draw:text-style-name="P235"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text:soft-page-break/>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7"><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7"><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8"><text:span text:style-name="Strong_20_Emphasis">Generisanje Particija:</text:span></text:p>
          <text:list>
            <text:list-item>
              <text:p text:style-name="P149">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8"><text:span text:style-name="Strong_20_Emphasis">Distribucija Particija:</text:span></text:p>
          <text:list>
            <text:list-item>
              <text:p text:style-name="P149"><text:soft-page-break/>Nakon što su particije generisane, lider koristi XML-RPC protokol za distribuciju svake particije odgovarajućem radnom čvoru.</text:p>
            </text:list-item>
            <text:list-item>
              <text:p text:style-name="P149">Lider za svaki radni čvor izračunava koja particija mu pripada i potom koristi <text:span text:style-name="T33">RPC</text:span> da <text:s/>izvrši potrebne operacije na tom čvoru. </text:p>
            </text:list-item>
            <text:list-item>
              <text:p text:style-name="P149">Svaki radni čvor, nakon što primi particiju, koristi podatke za dalje operacije, kao što su izračunavanje ugrađivanja čvorova (node embedding) ili druge analize.</text:p>
            </text:list-item>
          </text:list>
        </text:list-item>
        <text:list-item>
          <text:p text:style-name="P148"><text:span text:style-name="Strong_20_Emphasis">Paralelna Obrada:</text:span></text:p>
          <text:list>
            <text:list-item>
              <text:p text:style-name="P149">Da bi se ubrzala distribucija i obrada, koristi se metoda koja omogućava lideru da paralelno kontaktira sve radne čvorove. </text:p>
            </text:list-item>
            <text:list-item>
              <text:p text:style-name="P148">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21">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21"/>
      <text:p text:style-name="P21">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7">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text:soft-page-break/>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3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5"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21" draw:name="Shape14" draw:style-name="gr1" draw:text-style-name="P235"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0"><text:span text:style-name="T26"><draw:frame text:anchor-type="as-char" svg:y="-0.1244in" draw:z-index="22" draw:name="Shape15" draw:style-name="gr1" draw:text-style-name="P235"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0"><text:span text:style-name="T26"><draw:frame text:anchor-type="as-char" svg:y="-0.1236in" draw:z-index="23" draw:name="Shape16" draw:style-name="gr1" draw:text-style-name="P235"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0"><text:span text:style-name="T26"><draw:frame text:anchor-type="as-char" svg:y="-0.1228in" draw:z-index="24" draw:name="Shape17" draw:style-name="gr1" draw:text-style-name="P235"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draw:frame text:anchor-type="as-char" svg:y="-0.1335in" draw:z-index="25" draw:name="Shape18" draw:style-name="gr1" draw:text-style-name="P235"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5"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7"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text:soft-page-break/>Neka je <text:span text:style-name="T26"><draw:frame text:anchor-type="as-char" svg:y="-0.1335in" draw:z-index="27" draw:name="Shape20" draw:style-name="gr1" draw:text-style-name="P23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5"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draw:frame text:anchor-type="as-char" svg:y="-0.1839in" draw:z-index="29" draw:name="Shape22" draw:style-name="gr1" draw:text-style-name="P235"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1"><text:span text:style-name="T26"><draw:frame text:anchor-type="as-char" svg:y="-0.0736in" draw:z-index="30" draw:name="Shape23" draw:style-name="gr1" draw:text-style-name="P235"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1">t: Prethodni čvor u šetnji</text:p>
        </text:list-item>
        <text:list-item>
          <text:p text:style-name="P151">u: Trenutni čvor u šetnji.</text:p>
        </text:list-item>
        <text:list-item>
          <text:p text:style-name="P151">v: Sledeći čvor koji treba da bude odabran.</text:p>
        </text:list-item>
        <text:list-item>
          <text:p text:style-name="P151"><text:span text:style-name="T26"><draw:frame text:anchor-type="as-char" svg:y="-0.072in" draw:z-index="31" draw:name="Shape24" draw:style-name="gr1" draw:text-style-name="P235"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1">Z: Normalizujući faktor koji osigurava da su sve verovatnoće pravilno normalizovane.</text:p>
        </text:list-item>
      </text:list>
      <text:p text:style-name="P47">Neuniformna verovatnoća prelaska sa čvora u na čvor v <text:span text:style-name="T34">se računa kao:</text:span></text:p>
      <text:p text:style-name="P3"><draw:frame text:anchor-type="as-char" svg:y="-0.3638in" draw:z-index="32" draw:name="Shape25" draw:style-name="gr1" draw:text-style-name="P235"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35"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3"><text:span text:style-name="Strong_20_Emphasis">Početak Šetnje:</text:span> Slučajna šetnja počinje sa slučajno odabranog čvora.</text:p>
        </text:list-item>
        <text:list-item>
          <text:p text:style-name="P153"><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3"><text:span text:style-name="Strong_20_Emphasis">Normalizacija Verovatnoća:</text:span> Kako bi sve verovatnoće bile pravilno skalirane, koristi se normalizujući faktor Z.</text:p>
        </text:list-item>
        <text:list-item>
          <text:p text:style-name="P152"><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28"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text:soft-page-break/>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54"><text:span text:style-name="Strong_20_Emphasis">Priprema Podataka:</text:span></text:p>
          <text:list>
            <text:list-item>
              <text:p text:style-name="P155">Sekvence čvorova generisane slučajnim šetnjama služe kao "rečenice" u kojima se čvorovi ponašaju kao "reči". Ove sekvence se zatim koriste kao ulazni podaci za obuku modela.</text:p>
            </text:list-item>
            <text:list-item>
              <text:p text:style-name="P155">Svaki čvor u sekvenci postaje fokusni čvor, dok čvorovi unutar definisanog prozora (window size) oko njega predstavljaju njegov kontekst.</text:p>
            </text:list-item>
          </text:list>
        </text:list-item>
        <text:list-item>
          <text:p text:style-name="P154"><text:span text:style-name="Strong_20_Emphasis">Maksimizacija Verovatnoće:</text:span></text:p>
          <text:list>
            <text:list-item>
              <text:p text:style-name="P154">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34" draw:name="Shape27" draw:style-name="gr1" draw:text-style-name="P235"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57">V: Skup svih čvorova u grafu.</text:p>
            </text:list-item>
            <text:list-item>
              <text:p text:style-name="P157">Context(v): Skup čvorova koji se nalaze unutar prozora oko fokusnog čvora v.</text:p>
            </text:list-item>
            <text:list-item>
              <text:p text:style-name="P157">P(u∣v): Verovatnoća da se čvor u pojavi u kontekstu čvora v.</text:p>
            </text:list-item>
          </text:list>
        </text:list-item>
        <text:list-item>
          <text:p text:style-name="P156"><text:span text:style-name="Strong_20_Emphasis">Word2Vec Model:</text:span></text:p>
          <text:list>
            <text:list-item>
              <text:p text:style-name="P157">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7">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6"><text:span text:style-name="Strong_20_Emphasis">Ažuriranje Vektora:</text:span></text:p>
          <text:list>
            <text:list-item>
              <text:p text:style-name="P157">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6"><text:span text:style-name="Strong_20_Emphasis">Dimenzionalnost Ugrađivanja:</text:span></text:p>
          <text:list>
            <text:list-item>
              <text:p text:style-name="P156">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6">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6"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6">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8"><text:span text:style-name="Strong_20_Emphasis">Priprema podataka:</text:span></text:p>
          <text:list>
            <text:list-item>
              <text:p text:style-name="P159">Ulazni podaci su nizovi vektora, gde svaki vektor predstavlja jednu reč (ili čvor) u grafu, kodiranih u formatu u kojem je samo jedan element vektora postavljen na 1, dok su ostali elementi 0.</text:p>
            </text:list-item>
            <text:list-item>
              <text:p text:style-name="P159">Model koristi ove vektore kako bi prepoznao obrasce u podacima i naučio relacije između različitih reči (ili čvorova) u kontekstu datih rečenica ili putanja u grafu.</text:p>
            </text:list-item>
          </text:list>
        </text:list-item>
        <text:list-item>
          <text:p text:style-name="P158"><text:span text:style-name="Strong_20_Emphasis">Izgradnja vokabulara:</text:span></text:p>
          <text:list>
            <text:list-item>
              <text:p text:style-name="P159">U fazi izgradnje vokabulara, model prolazi kroz sve dostupne rečenice i broji pojave svake reči. Reči koje se pojavljuju manje puta od određenog praga se ignorišu.</text:p>
            </text:list-item>
            <text:list-item>
              <text:p text:style-name="P159">Na osnovu frekvencija reči, model kreira strukture podataka koje su neophodne za negativno uzorkovanje.</text:p>
            </text:list-item>
          </text:list>
        </text:list-item>
        <text:list-item>
          <text:p text:style-name="P158"><text:span text:style-name="Strong_20_Emphasis">Inicijalizacija težina:</text:span></text:p>
          <text:list>
            <text:list-item>
              <text:p text:style-name="P159">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158"><text:span text:style-name="Strong_20_Emphasis">Negativno uzorkovanje:</text:span></text:p>
          <text:list>
            <text:list-item>
              <text:p text:style-name="P159">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59">Cilj negativnog uzorkovanja je da se model obuči da razlikuje stvarne kontekstualne reči od onih koje su slučajno uzorkovane i nisu deo stvarnog konteksta.</text:p>
            </text:list-item>
          </text:list>
        </text:list-item>
        <text:list-item>
          <text:p text:style-name="P158"><text:span text:style-name="Strong_20_Emphasis">Obuka modela:</text:span></text:p>
          <text:list>
            <text:list-item>
              <text:p text:style-name="P159">Model prolazi kroz podatke više puta, prilagođavajući svoje interne parametre (tj. vektore reči) kako bi minimizirao razliku između stvarnih i predikovanih vrednosti.</text:p>
            </text:list-item>
            <text:list-item>
              <text:p text:style-name="P159">Negativno uzorkovanje smanjuje kompleksnost obuke jer model ažurira samo mali broj težina (one koje su povezane sa pozitivnim i negativnim uzorcima), što omogućava bržu i efikasniju obuku.</text:p>
            </text:list-item>
          </text:list>
        </text:list-item>
        <text:list-item>
          <text:p text:style-name="P158"><text:span text:style-name="Strong_20_Emphasis">Praćenje gubitka:</text:span></text:p>
          <text:list>
            <text:list-item>
              <text:p text:style-name="P159">Tokom obuke, model može pratiti i izračunavati ukupni gubitak kako bi procenio koliko dobro uči. Ovo je korisno za praćenje konvergencije modela i prilagođavanje hiperparametara ako je potrebno.</text:p>
            </text:list-item>
          </text:list>
        </text:list-item>
        <text:list-item>
          <text:p text:style-name="P158"><text:span text:style-name="Strong_20_Emphasis">Završna provera i pohrana modela:</text:span></text:p>
          <text:list>
            <text:list-item>
              <text:p text:style-name="P158">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3"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5"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6" draw:name="Shape29" draw:style-name="gr1" draw:text-style-name="P235"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29" text:outline-level="2"><text:bookmark-start text:name="__RefHeading___Toc8992_1970857049"/><text:soft-page-break/>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35"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8" draw:name="Shape31" draw:style-name="gr1" draw:text-style-name="P235"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draw:frame text:anchor-type="as-char" svg:y="-0.2917in" draw:z-index="39" draw:name="Shape32" draw:style-name="gr1" draw:text-style-name="P235"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2"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36"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1"><text:span text:style-name="Strong_20_Emphasis">Opis:</text:span> Kreira novi prazan graf sa zadatim imenom.</text:p>
        </text:list-item>
        <text:list-item>
          <text:p text:style-name="P161"><text:span text:style-name="Strong_20_Emphasis">Parametri:</text:span></text:p>
          <text:list>
            <text:list-item>
              <text:p text:style-name="P161"><text:span text:style-name="Source_20_Text">name</text:span> (str): Ime grafa koji treba kreirati.</text:p>
            </text:list-item>
          </text:list>
        </text:list-item>
        <text:list-item>
          <text:p text:style-name="P160"><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3"><text:span text:style-name="Strong_20_Emphasis">Opis:</text:span> Dodaje novi čvor u postojeći graf.</text:p>
        </text:list-item>
        <text:list-item>
          <text:p text:style-name="P163"><text:span text:style-name="Strong_20_Emphasis">Parametri:</text:span></text:p>
          <text:list>
            <text:list-item>
              <text:p text:style-name="P163"><text:span text:style-name="Source_20_Text">graph_name</text:span> (str): Ime grafa u koji se dodaje čvor.</text:p>
            </text:list-item>
            <text:list-item>
              <text:p text:style-name="P163"><text:span text:style-name="Source_20_Text">vertex_name</text:span> (str): Ime novog čvora koji se dodaje u graf.</text:p>
            </text:list-item>
          </text:list>
        </text:list-item>
        <text:list-item>
          <text:p text:style-name="P162"><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5"><text:span text:style-name="Strong_20_Emphasis">Opis:</text:span> Dodaje novu ivicu između dva čvora u grafu.</text:p>
        </text:list-item>
        <text:list-item>
          <text:p text:style-name="P165"><text:span text:style-name="Strong_20_Emphasis">Parametri:</text:span></text:p>
          <text:list>
            <text:list-item>
              <text:p text:style-name="P165"><text:span text:style-name="Source_20_Text">graph_name</text:span> (str): Ime grafa u koji se dodaje ivica.</text:p>
            </text:list-item>
            <text:list-item>
              <text:p text:style-name="P165"><text:span text:style-name="Source_20_Text">vertex1</text:span> (str): Ime prvog čvora ivice.</text:p>
            </text:list-item>
            <text:list-item>
              <text:p text:style-name="P165"><text:span text:style-name="Source_20_Text">vertex2</text:span> (str): Ime drugog čvora ivice.</text:p>
            </text:list-item>
          </text:list>
        </text:list-item>
        <text:list-item>
          <text:p text:style-name="P164"><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67"><text:span text:style-name="Strong_20_Emphasis">Opis:</text:span> Particioniše graf u zadati broj particija i distribuira ih po radnim čvorovima.</text:p>
        </text:list-item>
        <text:list-item>
          <text:p text:style-name="P167"><text:span text:style-name="Strong_20_Emphasis">Parametri:</text:span></text:p>
          <text:list>
            <text:list-item>
              <text:p text:style-name="P167"><text:span text:style-name="Source_20_Text">graph_name</text:span> (str): Ime grafa koji treba particionisati.</text:p>
            </text:list-item>
          </text:list>
        </text:list-item>
        <text:list-item>
          <text:p text:style-name="P166"><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69"><text:span text:style-name="Strong_20_Emphasis">Opis:</text:span> Dohvata određenu particiju iz grafa.</text:p>
        </text:list-item>
        <text:list-item>
          <text:p text:style-name="P169"><text:span text:style-name="Strong_20_Emphasis">Parametri:</text:span></text:p>
          <text:list>
            <text:list-item>
              <text:p text:style-name="P169"><text:span text:style-name="Source_20_Text">graph_name</text:span> (str): Ime grafa iz kojeg se dohvata particija.</text:p>
            </text:list-item>
            <text:list-item>
              <text:p text:style-name="P169"><text:span text:style-name="Source_20_Text">partition_num</text:span> (int): Redni broj particije koja se dohvata.</text:p>
            </text:list-item>
          </text:list>
        </text:list-item>
        <text:list-item>
          <text:p text:style-name="P168"><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1"><text:span text:style-name="Strong_20_Emphasis">Opis:</text:span> Generiše vektorske reprezentacije čvorova (embedding) za zadati graf koristeći Node2Vec algoritam.</text:p>
        </text:list-item>
        <text:list-item>
          <text:p text:style-name="P171"><text:span text:style-name="Strong_20_Emphasis">Parametri:</text:span></text:p>
          <text:list>
            <text:list-item>
              <text:p text:style-name="P171"><text:span text:style-name="Source_20_Text">graph_name</text:span> (str): Ime grafa za koji se generišu embedding-i.</text:p>
            </text:list-item>
            <text:list-item>
              <text:p text:style-name="P171"><text:span text:style-name="Source_20_Text">dim</text:span> (int): Dimenzionalnost vektora. Podrazumevano 128.</text:p>
            </text:list-item>
            <text:list-item>
              <text:p text:style-name="P171"><text:span text:style-name="Source_20_Text">epochs</text:span> (int): Broj epoha obuke. Podrazumevano 10.</text:p>
            </text:list-item>
            <text:list-item>
              <text:p text:style-name="P171"><text:span text:style-name="Source_20_Text">learning_rate</text:span> (float): Brzina učenja. Podrazumevano 0.01.</text:p>
            </text:list-item>
            <text:list-item>
              <text:p text:style-name="P171"><text:span text:style-name="Source_20_Text">n_walks</text:span> (int): Broj šetnji po čvoru. Podrazumevano 10.</text:p>
            </text:list-item>
            <text:list-item>
              <text:p text:style-name="P171"><text:span text:style-name="Source_20_Text">negative_sample_num</text:span> (int): Broj negativnih uzoraka. Podrazumevano 1.</text:p>
            </text:list-item>
            <text:list-item>
              <text:p text:style-name="P171"><text:span text:style-name="Source_20_Text">p</text:span> (float): Parametar za vraćanje unazad. Podrazumevano 1.</text:p>
            </text:list-item>
            <text:list-item>
              <text:p text:style-name="P171"><text:span text:style-name="Source_20_Text">q</text:span> (float): Parametar za prelazak unapred. Podrazumevano 1.</text:p>
            </text:list-item>
            <text:list-item>
              <text:p text:style-name="P171"><text:span text:style-name="Source_20_Text">window_size</text:span> (int): Veličina prozora za učitavanje konteksta. Podrazumevano 10.</text:p>
            </text:list-item>
            <text:list-item>
              <text:p text:style-name="P171"><text:span text:style-name="Source_20_Text">walk_size</text:span> (int): Dužina svake slučajne šetnje. Podrazumevano 10.</text:p>
            </text:list-item>
          </text:list>
        </text:list-item>
        <text:list-item>
          <text:p text:style-name="P170"><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3"><text:span text:style-name="Strong_20_Emphasis">Opis:</text:span> Dohvata sve čvorove iz grafa.</text:p>
        </text:list-item>
        <text:list-item>
          <text:p text:style-name="P173"><text:span text:style-name="Strong_20_Emphasis">Parametri:</text:span></text:p>
          <text:list>
            <text:list-item>
              <text:p text:style-name="P173"><text:span text:style-name="Source_20_Text">graph_name</text:span> (str): Ime grafa iz kojeg se dohvataju čvorovi.</text:p>
            </text:list-item>
          </text:list>
        </text:list-item>
        <text:list-item>
          <text:p text:style-name="P172"><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5"><text:span text:style-name="Strong_20_Emphasis">Opis:</text:span> Dohvata sve ivice iz grafa.</text:p>
        </text:list-item>
        <text:list-item>
          <text:p text:style-name="P175"><text:span text:style-name="Strong_20_Emphasis">Parametri:</text:span></text:p>
          <text:list>
            <text:list-item>
              <text:p text:style-name="P175"><text:span text:style-name="Source_20_Text">graph_name</text:span> (str): Ime grafa iz kojeg se dohvataju ivice.</text:p>
            </text:list-item>
          </text:list>
        </text:list-item>
        <text:list-item>
          <text:p text:style-name="P174"><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77"><text:span text:style-name="Strong_20_Emphasis">Opis:</text:span> Uvozi standardni dataset "Karate Club" kao graf.</text:p>
        </text:list-item>
        <text:list-item>
          <text:p text:style-name="P177"><text:span text:style-name="Strong_20_Emphasis">Parametri:</text:span></text:p>
          <text:list>
            <text:list-item>
              <text:p text:style-name="P177"><text:span text:style-name="Source_20_Text">name</text:span> (str): Ime grafa koji se kreira iz dataset-a.</text:p>
            </text:list-item>
          </text:list>
        </text:list-item>
        <text:list-item>
          <text:p text:style-name="P176"><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79"><text:span text:style-name="Strong_20_Emphasis">Opis:</text:span> Dohvata trenutnog lidera u klasteru.</text:p>
        </text:list-item>
        <text:list-item>
          <text:p text:style-name="P179"><text:span text:style-name="Strong_20_Emphasis">Parametri:</text:span> Nema.</text:p>
        </text:list-item>
        <text:list-item>
          <text:p text:style-name="P178"><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1"><text:span text:style-name="Strong_20_Emphasis">Opis:</text:span> Interaguje sa Zookeeper-om kako bi upravljao klasterom.</text:p>
        </text:list-item>
        <text:list-item>
          <text:p text:style-name="P181"><text:span text:style-name="Strong_20_Emphasis">Parametri:</text:span> Nema.</text:p>
        </text:list-item>
        <text:list-item>
          <text:p text:style-name="P180"><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3"><text:span text:style-name="Strong_20_Emphasis">Opis:</text:span> Procesira graf kako bi se generisali vektorski prikazi čvorova sa opcijama za fino podešavanje.</text:p>
        </text:list-item>
        <text:list-item>
          <text:p text:style-name="P183"><text:span text:style-name="Strong_20_Emphasis">Parametri:</text:span></text:p>
          <text:list>
            <text:list-item>
              <text:p text:style-name="P183"><text:span text:style-name="Source_20_Text">graph_name</text:span> (str): Ime grafa koji se procesira.</text:p>
            </text:list-item>
            <text:list-item>
              <text:p text:style-name="P183"><text:span text:style-name="Source_20_Text">dim</text:span> (int): Dimenzionalnost vektora. Podrazumevano 128.</text:p>
            </text:list-item>
            <text:list-item>
              <text:p text:style-name="P183"><text:span text:style-name="Source_20_Text">epochs</text:span> (int): Broj epoha obuke. Podrazumevano 10.</text:p>
            </text:list-item>
            <text:list-item>
              <text:p text:style-name="P183"><text:span text:style-name="Source_20_Text">learning_rate</text:span> (float): Brzina učenja. Podrazumevano 0.01.</text:p>
            </text:list-item>
            <text:list-item>
              <text:p text:style-name="P183"><text:span text:style-name="Source_20_Text">n_walks</text:span> (int): Broj šetnji po čvoru. Podrazumevano 10.</text:p>
            </text:list-item>
            <text:list-item>
              <text:p text:style-name="P183"><text:span text:style-name="Source_20_Text">negative_sample_num</text:span> (int): Broj negativnih uzoraka. Podrazumevano 1.</text:p>
            </text:list-item>
            <text:list-item>
              <text:p text:style-name="P183"><text:span text:style-name="Source_20_Text">p</text:span> (float): Parametar za vraćanje unazad. Podrazumevano 1.</text:p>
            </text:list-item>
            <text:list-item>
              <text:p text:style-name="P183"><text:span text:style-name="Source_20_Text">q</text:span> (float): Parametar za prelazak unapred. Podrazumevano 1.</text:p>
            </text:list-item>
            <text:list-item>
              <text:p text:style-name="P183"><text:span text:style-name="Source_20_Text">window_size</text:span> (int): Veličina prozora za učitavanje konteksta. Podrazumevano 10.</text:p>
            </text:list-item>
            <text:list-item>
              <text:p text:style-name="P183"><text:span text:style-name="Source_20_Text">walk_size</text:span> (int): Dužina svake slučajne šetnje. Podrazumevano 10.</text:p>
            </text:list-item>
          </text:list>
        </text:list-item>
        <text:list-item>
          <text:p text:style-name="P182"><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5"><text:span text:style-name="Strong_20_Emphasis">Opis:</text:span> Uvozi graf iz GML datoteke sa zadate URL adrese.</text:p>
        </text:list-item>
        <text:list-item>
          <text:p text:style-name="P185"><text:span text:style-name="Strong_20_Emphasis">Parametri:</text:span></text:p>
          <text:list>
            <text:list-item>
              <text:p text:style-name="P185"><text:span text:style-name="Source_20_Text">url</text:span> (str): URL adresa GML datoteke.</text:p>
            </text:list-item>
            <text:list-item>
              <text:p text:style-name="P185"><text:span text:style-name="Source_20_Text">graph_name</text:span> (str): Ime grafa koji se kreira.</text:p>
            </text:list-item>
          </text:list>
        </text:list-item>
        <text:list-item>
          <text:p text:style-name="P184"><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7"><text:span text:style-name="Strong_20_Emphasis">Opis:</text:span> Preuzima GML datoteku za zadati dataset sa specifičnog izvora.</text:p>
        </text:list-item>
        <text:list-item>
          <text:p text:style-name="P187"><text:soft-page-break/><text:span text:style-name="Strong_20_Emphasis">Parametri:</text:span></text:p>
          <text:list>
            <text:list-item>
              <text:p text:style-name="P187"><text:span text:style-name="Source_20_Text">dataset_name</text:span> (str): Ime dataset-a koji se preuzima.</text:p>
            </text:list-item>
            <text:list-item>
              <text:p text:style-name="P187"><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6"><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89"><text:span text:style-name="Strong_20_Emphasis">Opis:</text:span> Generiše graf sa unapred definisanim brojem čvorova, verovatnoćama ivica i brojem zajednica.</text:p>
        </text:list-item>
        <text:list-item>
          <text:p text:style-name="P189"><text:span text:style-name="Strong_20_Emphasis">Parametri:</text:span></text:p>
          <text:list>
            <text:list-item>
              <text:p text:style-name="P189"><text:span text:style-name="Source_20_Text">graph_name</text:span> (str): Ime grafa koji se generiše.</text:p>
            </text:list-item>
            <text:list-item>
              <text:p text:style-name="P189"><text:span text:style-name="Source_20_Text">n</text:span> (int): Broj čvorova u grafu.</text:p>
            </text:list-item>
            <text:list-item>
              <text:p text:style-name="P189"><text:span text:style-name="Source_20_Text">p</text:span> (float): Verovatnoća za ivice unutar zajednica.</text:p>
            </text:list-item>
            <text:list-item>
              <text:p text:style-name="P189"><text:span text:style-name="Source_20_Text">q</text:span> (float): Verovatnoća za ivice između zajednica.</text:p>
            </text:list-item>
            <text:list-item>
              <text:p text:style-name="P189"><text:span text:style-name="Source_20_Text">c</text:span> (int): Broj zajednica u grafu.</text:p>
            </text:list-item>
          </text:list>
        </text:list-item>
        <text:list-item>
          <text:p text:style-name="P188"><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1"><text:span text:style-name="Strong_20_Emphasis">Opis:</text:span> Prikazuje listu svih grafova u skladištu.</text:p>
        </text:list-item>
        <text:list-item>
          <text:p text:style-name="P191"><text:span text:style-name="Strong_20_Emphasis">Parametri:</text:span> Nema.</text:p>
        </text:list-item>
        <text:list-item>
          <text:p text:style-name="P190"><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3"><text:span text:style-name="Strong_20_Emphasis">Opis:</text:span> Ažurira ili dodaje podatke u GML datoteku sa podacima o grafu.</text:p>
        </text:list-item>
        <text:list-item>
          <text:p text:style-name="P193"><text:span text:style-name="Strong_20_Emphasis">Parametri:</text:span></text:p>
          <text:list>
            <text:list-item>
              <text:p text:style-name="P193"><text:span text:style-name="Source_20_Text">graph_name</text:span> (str): Ime grafa u koji se dodaju podaci.</text:p>
            </text:list-item>
            <text:list-item>
              <text:p text:style-name="P193"><text:span text:style-name="Source_20_Text">data</text:span> (bytes): Podaci koji se dodaju.</text:p>
            </text:list-item>
            <text:list-item>
              <text:p text:style-name="P193"><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2"><text:span text:style-name="Strong_20_Emphasis">Povratna vrednost:</text:span> Broj upisanih bajtova ili greška.</text:p>
        </text:list-item>
      </text:list>
      <text:p text:style-name="P52"><text:span text:style-name="Strong_20_Emphasis"><text:span text:style-name="T16"/></text:span></text:p>
      <text:h text:style-name="P137" text:outline-level="3"><text:bookmark-start text:name="__RefHeading___Toc9030_1970857049"/>Komunikacija klijenta sa klasterom<text:bookmark-end text:name="__RefHeading___Toc9030_1970857049"/></text:h>
      <text:p text:style-name="P8">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4"><text:span text:style-name="Strong_20_Emphasis">create_graph</text:span></text:p>
          <text:list>
            <text:list-item>
              <text:p text:style-name="P195"><text:soft-page-break/><text:span text:style-name="Strong_20_Emphasis">Parametri:</text:span> <text:span text:style-name="Source_20_Text">name</text:span> (naziv grafa), <text:span text:style-name="Source_20_Text">ip</text:span> (IP adresa čvora, podrazumevano "localhost")</text:p>
            </text:list-item>
            <text:list-item>
              <text:p text:style-name="P195"><text:span text:style-name="Strong_20_Emphasis">Opis:</text:span> Kreira novi prazan graf na datom čvoru u klasteru.</text:p>
            </text:list-item>
          </text:list>
        </text:list-item>
        <text:list-item>
          <text:p text:style-name="P194"><text:span text:style-name="Strong_20_Emphasis">add_vertex</text:span></text:p>
          <text:list>
            <text:list-item>
              <text:p text:style-name="P195"><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5"><text:span text:style-name="Strong_20_Emphasis">Opis:</text:span> Dodaje novi čvor u postojeći graf na datom čvoru.</text:p>
            </text:list-item>
          </text:list>
        </text:list-item>
        <text:list-item>
          <text:p text:style-name="P194"><text:span text:style-name="Strong_20_Emphasis">add_edge</text:span></text:p>
          <text:list>
            <text:list-item>
              <text:p text:style-name="P195"><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5"><text:span text:style-name="Strong_20_Emphasis">Opis:</text:span> Dodaje novu ivicu između dva postojeća čvora u grafu.</text:p>
            </text:list-item>
          </text:list>
        </text:list-item>
        <text:list-item>
          <text:p text:style-name="P194"><text:span text:style-name="Strong_20_Emphasis">partition_graph</text:span></text:p>
          <text:list>
            <text:list-item>
              <text:p text:style-name="P195"><text:span text:style-name="Strong_20_Emphasis">Parametri:</text:span> <text:span text:style-name="Source_20_Text">graph_name</text:span> (naziv grafa), <text:span text:style-name="Source_20_Text">ip</text:span> (IP adresa čvora)</text:p>
            </text:list-item>
            <text:list-item>
              <text:p text:style-name="P195"><text:span text:style-name="Strong_20_Emphasis">Opis:</text:span> Particioniše graf na datom čvoru u klasteru u nekoliko manjih podgrafova.</text:p>
            </text:list-item>
          </text:list>
        </text:list-item>
        <text:list-item>
          <text:p text:style-name="P194"><text:span text:style-name="Strong_20_Emphasis">get_node_num</text:span></text:p>
          <text:list>
            <text:list-item>
              <text:p text:style-name="P195"><text:span text:style-name="Strong_20_Emphasis">Parametri:</text:span> <text:span text:style-name="Source_20_Text">graph_name</text:span> (naziv grafa), <text:span text:style-name="Source_20_Text">ip</text:span> (IP adresa čvora)</text:p>
            </text:list-item>
            <text:list-item>
              <text:p text:style-name="P195"><text:span text:style-name="Strong_20_Emphasis">Opis:</text:span> Vraća broj čvorova u grafu na datom čvoru.</text:p>
            </text:list-item>
          </text:list>
        </text:list-item>
        <text:list-item>
          <text:p text:style-name="P194"><text:span text:style-name="Strong_20_Emphasis">get_nodes</text:span></text:p>
          <text:list>
            <text:list-item>
              <text:p text:style-name="P195"><text:span text:style-name="Strong_20_Emphasis">Parametri:</text:span> <text:span text:style-name="Source_20_Text">graph_name</text:span> (naziv grafa), <text:span text:style-name="Source_20_Text">ip</text:span> (IP adresa čvora)</text:p>
            </text:list-item>
            <text:list-item>
              <text:p text:style-name="P195"><text:span text:style-name="Strong_20_Emphasis">Opis:</text:span> Vraća spisak svih čvorova u grafu na datom čvoru.</text:p>
            </text:list-item>
          </text:list>
        </text:list-item>
        <text:list-item>
          <text:p text:style-name="P194"><text:span text:style-name="Strong_20_Emphasis">get_partition</text:span></text:p>
          <text:list>
            <text:list-item>
              <text:p text:style-name="P195"><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5"><text:span text:style-name="Strong_20_Emphasis">Opis:</text:span> Vraća informacije o određenoj particiji grafa na datom čvoru, uključujući čvorove i ivice u toj particiji.</text:p>
            </text:list-item>
          </text:list>
        </text:list-item>
        <text:list-item>
          <text:p text:style-name="P194"><text:span text:style-name="Strong_20_Emphasis">process</text:span></text:p>
          <text:list>
            <text:list-item>
              <text:p text:style-name="P195"><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5"><text:span text:style-name="Strong_20_Emphasis">Opis:</text:span> Koordinira proces ugrađivanja vektora za čvorove u grafu. Proces se pokreće na lideru klastera, a rezultati se sakupljaju sa svih čvorova.</text:p>
            </text:list-item>
          </text:list>
        </text:list-item>
        <text:list-item>
          <text:p text:style-name="P194"><text:span text:style-name="Strong_20_Emphasis">get_graph</text:span></text:p>
          <text:list>
            <text:list-item>
              <text:p text:style-name="P195"><text:span text:style-name="Strong_20_Emphasis">Parametri:</text:span> <text:span text:style-name="Source_20_Text">graph_name</text:span> (naziv grafa), <text:span text:style-name="Source_20_Text">ip</text:span> (IP adresa čvora)</text:p>
            </text:list-item>
            <text:list-item>
              <text:p text:style-name="P195"><text:span text:style-name="Strong_20_Emphasis">Opis:</text:span> Vraća kompletan graf sačuvan na disku na datom čvoru.</text:p>
            </text:list-item>
          </text:list>
        </text:list-item>
        <text:list-item>
          <text:p text:style-name="P194"><text:span text:style-name="Strong_20_Emphasis">get_leader</text:span></text:p>
          <text:list>
            <text:list-item>
              <text:p text:style-name="P195"><text:span text:style-name="Strong_20_Emphasis">Parametri:</text:span> <text:span text:style-name="Source_20_Text">ip</text:span> (IP adresa čvora)</text:p>
            </text:list-item>
            <text:list-item>
              <text:p text:style-name="P195"><text:span text:style-name="Strong_20_Emphasis">Opis:</text:span> Vraća trenutnog lidera klastera.</text:p>
            </text:list-item>
          </text:list>
        </text:list-item>
        <text:list-item>
          <text:p text:style-name="P194"><text:span text:style-name="Strong_20_Emphasis">get_embedding</text:span></text:p>
          <text:list>
            <text:list-item>
              <text:p text:style-name="P195"><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5"><text:span text:style-name="Strong_20_Emphasis">Opis:</text:span> Vraća ugrađene vektore za čvorove u grafu, računajući ih na osnovu particije grafa na trenutnom čvoru.</text:p>
            </text:list-item>
          </text:list>
        </text:list-item>
        <text:list-item>
          <text:p text:style-name="P194"><text:span text:style-name="Strong_20_Emphasis">import_karate_club</text:span></text:p>
          <text:list>
            <text:list-item>
              <text:p text:style-name="P195"><text:span text:style-name="Strong_20_Emphasis">Parametri:</text:span> <text:span text:style-name="Source_20_Text">name</text:span> (naziv grafa), <text:span text:style-name="Source_20_Text">ip</text:span> (IP adresa čvora)</text:p>
            </text:list-item>
            <text:list-item>
              <text:p text:style-name="P195"><text:span text:style-name="Strong_20_Emphasis">Opis:</text:span> Importuje Karate Club dataset kao graf na datom čvoru.</text:p>
            </text:list-item>
          </text:list>
        </text:list-item>
        <text:list-item>
          <text:p text:style-name="P194"><text:span text:style-name="Strong_20_Emphasis">get_vertices</text:span></text:p>
          <text:list>
            <text:list-item>
              <text:p text:style-name="P195"><text:span text:style-name="Strong_20_Emphasis">Parametri:</text:span> <text:span text:style-name="Source_20_Text">graph_name</text:span> (naziv grafa), <text:span text:style-name="Source_20_Text">ip</text:span> (IP adresa čvora)</text:p>
            </text:list-item>
            <text:list-item>
              <text:p text:style-name="P195"><text:span text:style-name="Strong_20_Emphasis">Opis:</text:span> Vraća spisak svih čvorova u grafu na datom čvoru.</text:p>
            </text:list-item>
          </text:list>
        </text:list-item>
        <text:list-item>
          <text:p text:style-name="P194"><text:span text:style-name="Strong_20_Emphasis">get_datasets</text:span></text:p>
          <text:list>
            <text:list-item>
              <text:p text:style-name="P195"><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5"><text:span text:style-name="Strong_20_Emphasis">Opis:</text:span> Preuzima i učitava dataset-e sa definisanih putanja i opcionalno generiše SBM (stochastic block model) grafove.</text:p>
            </text:list-item>
          </text:list>
        </text:list-item>
        <text:list-item>
          <text:p text:style-name="P194"><text:span text:style-name="Strong_20_Emphasis">upload_gml</text:span></text:p>
          <text:list>
            <text:list-item>
              <text:p text:style-name="P195"><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5"><text:span text:style-name="Strong_20_Emphasis">Opis:</text:span> Učitava GML datoteku i kreira graf na datom čvoru u klasteru.</text:p>
            </text:list-item>
          </text:list>
        </text:list-item>
        <text:list-item>
          <text:p text:style-name="P194"><text:span text:style-name="Strong_20_Emphasis">upload_csv</text:span></text:p>
          <text:list>
            <text:list-item>
              <text:p text:style-name="P195"><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5"><text:span text:style-name="Strong_20_Emphasis">Opis:</text:span> Učitava CSV datoteku, kreira graf na osnovu ivica iz datoteke, i potom ga čuva kao GML datoteku na datom čvoru.</text:p>
            </text:list-item>
          </text:list>
        </text:list-item>
        <text:list-item>
          <text:p text:style-name="P194"><text:span text:style-name="Strong_20_Emphasis">list</text:span></text:p>
          <text:list>
            <text:list-item>
              <text:p text:style-name="P195"><text:span text:style-name="Strong_20_Emphasis">Parametri:</text:span> <text:span text:style-name="Source_20_Text">ip</text:span> (IP adresa čvora)</text:p>
            </text:list-item>
            <text:list-item>
              <text:p text:style-name="P195"><text:span text:style-name="Strong_20_Emphasis">Opis:</text:span> Vraća spisak svih grafova sačuvanih na disku na datom čvoru.</text:p>
            </text:list-item>
          </text:list>
        </text:list-item>
        <text:list-item>
          <text:p text:style-name="P194"><text:span text:style-name="Strong_20_Emphasis">execute</text:span></text:p>
          <text:list>
            <text:list-item>
              <text:p text:style-name="P195"><text:span text:style-name="Strong_20_Emphasis">Parametri:</text:span> <text:span text:style-name="Source_20_Text">pipeline</text:span> (putanja do YAML datoteke sa komandama), <text:span text:style-name="Source_20_Text">ip</text:span> (IP adresa čvora)</text:p>
            </text:list-item>
            <text:list-item>
              <text:p text:style-name="P194"><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97">Prvo, za svaki čvor u grafu, pronalazi najbliže čvorove na osnovu udaljenosti između njihovih vektorskih prikaza (embeddings).</text:p>
        </text:list-item>
        <text:list-item>
          <text:p text:style-name="P197">Zatim, povezuje čvorove sa njihovim najbližim susedima, formirajući ivice u rekonstruisanom grafu.</text:p>
        </text:list-item>
        <text:list-item>
          <text:p text:style-name="P196">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text:span text:style-name="Source_20_Text">Metoda: reconstruct(k, embedding, nodes)</text:span></text:p>
      <text:p text:style-name="P11"><text:soft-page-break/><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99">Generiše originalni graf i njegov vektorski prikaz (embedding) pomoću Node2Vec algoritma.</text:p>
        </text:list-item>
        <text:list-item>
          <text:p text:style-name="P199">Primeni metoda rekonstrukcije na dobijene vektorske prikaze sa različitim vrednostima <text:span text:style-name="Source_20_Text">k</text:span>.</text:p>
        </text:list-item>
        <text:list-item>
          <text:p text:style-name="P198">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8"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200"><text:span text:style-name="Strong_20_Emphasis">Generisanje Ugrađivanja:</text:span></text:p>
          <text:list>
            <text:list-item>
              <text:p text:style-name="P201">Prvo se trenira Node2Vec model koristeći graf <text:span text:style-name="Source_20_Text">G</text:span>. Ovaj model kreira vektorske prikaze (embedding) za svaki čvor u grafu.</text:p>
            </text:list-item>
            <text:list-item>
              <text:p text:style-name="P201">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0"><text:span text:style-name="Strong_20_Emphasis">Rekonstrukcija Grafa:</text:span></text:p>
          <text:list>
            <text:list-item>
              <text:p text:style-name="P201">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1">Broj ivica u rekonstruisanom grafu određuje se na osnovu broja ivica u originalnom grafu <text:span text:style-name="Source_20_Text">G</text:span>.</text:p>
            </text:list-item>
          </text:list>
        </text:list-item>
        <text:list-item>
          <text:p text:style-name="P200"><text:span text:style-name="Strong_20_Emphasis">Izračunavanje Preciznosti i Odziva:</text:span></text:p>
          <text:list>
            <text:list-item>
              <text:p text:style-name="P201"><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1"><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0"><text:span text:style-name="Strong_20_Emphasis">Izračunavanje F1 Skora:</text:span></text:p>
          <text:list>
            <text:list-item>
              <text:p text:style-name="P201">F1 skor se računa kao harmonijska sredina preciznosti i odziva. To je balansirana mera koja uzima u obzir i koliko je rekonstrukcija tačna (preciznost) i koliko je rekonstrukcija kompletna (odziv).</text:p>
            </text:list-item>
            <text:list-item>
              <text:p text:style-name="P200">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0"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text:soft-page-break/>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3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35"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5"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draw:frame text:anchor-type="as-char" svg:y="-0.2193in" draw:z-index="47" draw:name="Shape37" draw:style-name="gr1" draw:text-style-name="P235"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3">True Positives (TP): Par uzoraka koji su u istom klasteru u oba klasterovanja.</text:p>
        </text:list-item>
        <text:list-item>
          <text:p text:style-name="P203">True Negatives (TN): Par uzoraka koji su u različitim klasterima u oba klasterovanja.</text:p>
        </text:list-item>
        <text:list-item>
          <text:p text:style-name="P203">False Positives (FP): Par uzoraka koji su u istom klasteru u jednom klasterovanju, ali u različitim klasterima u drugom.</text:p>
        </text:list-item>
        <text:list-item>
          <text:p text:style-name="P202">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text:soft-page-break/><draw:frame text:anchor-type="as-char" svg:y="-0.222in" draw:z-index="54" draw:name="Shape38" draw:style-name="gr1" draw:text-style-name="P235"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05">Vrednost od 1.0 označava savršenu podudarnost između dva klasterovanja (do permutacije).</text:p>
        </text:list-item>
        <text:list-item>
          <text:p text:style-name="P205">Vrednost blizu 0 označava da su dva klasterovanja slična onoliko koliko bi se očekivalo slučajno.</text:p>
        </text:list-item>
        <text:list-item>
          <text:p text:style-name="P204">Negativne vrednosti ARI ukazuju na to da su klasterovanja nesaglasna više nego što bi se očekivalo slučajno.</text:p>
        </text:list-item>
      </text:list>
      <text:p text:style-name="P83">Konkretno, iz vrednosti TP, FP, FN i TN se može izračunati ARI kao:</text:p>
      <text:p text:style-name="P3"><draw:frame text:anchor-type="as-char" svg:y="-0.2437in" draw:z-index="55" draw:name="Shape39" draw:style-name="gr1" draw:text-style-name="P235"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1" text:outline-level="2"><text:bookmark-start text:name="__RefHeading___Toc9052_1970857049"/>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6"><text:span text:style-name="Strong_20_Emphasis">Veličine blokova (sizes)</text:span>:</text:p>
          <text:list>
            <text:list-item>
              <text:p text:style-name="P207">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6"><text:span text:style-name="Strong_20_Emphasis">Verovatnoća veze unutar i između blokova (p)</text:span>:</text:p>
          <text:list>
            <text:list-item>
              <text:p text:style-name="P207">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8">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5"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9" draw:name="Shape39" draw:style-name="gr1" draw:text-style-name="P235"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2"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Izvorni kod sadrži sledeće:</text:p>
      <text:list text:style-name="L40">
        <text:list-item>
          <text:p text:style-name="P209"><text:span text:style-name="Strong_20_Emphasis">client</text:span>: Direktorijum koji sadrži klijentski kodiranih</text:p>
        </text:list-item>
        <text:list-item>
          <text:p text:style-name="P209"><text:span text:style-name="Strong_20_Emphasis">docker</text:span>: Direktorijum sa Dockerfile-om i konfiguracijama za kreiranje Docker kontejnera.</text:p>
        </text:list-item>
        <text:list-item>
          <text:p text:style-name="P209"><text:span text:style-name="Strong_20_Emphasis">gensim</text:span>: Direktorijum sa kodom i modelima ugrađivanja baziranim na GenSim biblioteci.</text:p>
        </text:list-item>
        <text:list-item>
          <text:p text:style-name="P209"><text:span text:style-name="Strong_20_Emphasis">README.md</text:span>: Fajl sa opisom projekta i uputstvima za korišćenje.</text:p>
        </text:list-item>
        <text:list-item>
          <text:p text:style-name="P209"><text:span text:style-name="Strong_20_Emphasis">refs.bib</text:span>: Bibliografski fajl sa referencama.</text:p>
        </text:list-item>
        <text:list-item>
          <text:p text:style-name="P209"><text:span text:style-name="Strong_20_Emphasis">requirements.txt</text:span>: Fajl sa spiskom Python zavisnosti potrebnih za projekat.</text:p>
        </text:list-item>
        <text:list-item>
          <text:p text:style-name="P209"><text:span text:style-name="Strong_20_Emphasis">vertex_voyage</text:span>: Direktorijum sa glavnom implementacijom aplikacije.</text:p>
        </text:list-item>
        <text:list-item>
          <text:p text:style-name="P209"><text:span text:style-name="Strong_20_Emphasis">zk</text:span>: Direktorijum sa kodom i konfiguracijama povezanim sa Zookeeper-om.</text:p>
        </text:list-item>
      </text:list>
      <text:p text:style-name="P98"/>
      <text:p text:style-name="P109"><text:bookmark-start text:name="__RefHeading___Toc6385_3068236119"/>Poglavlje 3<text:bookmark-end text:name="__RefHeading___Toc6385_3068236119"/></text:p>
      <text:h text:style-name="P118"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6">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6"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71"><text:soft-page-break/>Iz date slike se vidi da koruptabilnost raste kako raste verovatnoća veza između zajednica, što je i očekivano s obzirom da particionisanje proizvodi particije koje ne sadrže veze između različitih particija. </text:p>
      <text:p text:style-name="P71">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8">3.1 </text:span>je dat prikaz koruptabilnosti za neke popularne mreže:</text:p>
      <text:p text:style-name="P73"/>
      <text:p text:style-name="P68">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8">3.2 </text:span>je prikazano vreme particionisanja za neke popularne mreže:</text:p>
      <text:p text:style-name="P62"/>
      <text:p text:style-name="P68">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8">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6">na slici 3.2</text:span>:</text:p>
      <text:p text:style-name="P104"><draw:frame draw:style-name="fr1" draw:name="Frame8" text:anchor-type="char" svg:width="6.9252in" draw:z-index="52"><draw:text-box fo:min-height="3.6366in"><text:p text:style-name="Slika"><draw:frame draw:style-name="fr6"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80">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8">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84"/>
      <text:p text:style-name="P84"/>
      <text:p text:style-name="P68">Tabela <text:span text:style-name="T68">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
      <text:p text:style-name="P84">Takođe, računata je i sličnost klasterovanja nakon ugrađivanja upotrebom serijske i paralelne implementacije. U tabeli <text:span text:style-name="T68">3.6 </text:span>je dat prikaz sličnosti za Zaharijev karate klub i za veštački graf generisan SBM modelom:</text:p>
      <text:p text:style-name="P84"/>
      <text:p text:style-name="P68">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30">Dataset</text:p>
          </table:table-cell>
          <table:table-cell table:style-name="Poređenjesličnostiklastera.A1" office:value-type="string">
            <text:p text:style-name="P30">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8">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8">3.8</text:span>:</text:p>
      <text:p text:style-name="P87"/>
      <text:p text:style-name="P87"/>
      <text:p text:style-name="P68">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18"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0" text:outline-level="1"><text:bookmark-start text:name="__RefHeading___Toc5644_1215285949"/>Biografija<text:bookmark-end text:name="__RefHeading___Toc5644_1215285949"/></text:h>
      <text:p text:style-name="P105"><draw:frame draw:style-name="fr5" draw:name="Image8" text:anchor-type="char" svg:x="5.3291in" svg:y="0.022in" svg:width="1.7043in" svg:height="1.961in" draw:z-index="57"><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106">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106">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107"/>
      <text:p text:style-name="P107"/>
      <text:p text:style-name="P105"/>
      <text:h text:style-name="P119" text:outline-level="1"><text:bookmark-start text:name="__RefHeading___Toc9060_1970857049"/>Literatura<text:bookmark-end text:name="__RefHeading___Toc9060_1970857049"/></text:h>
      <text:list text:style-name="Numbering_20_123">
        <text:list-item>
          <text:p text:style-name="P210"><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0">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0">Church, Kenneth Ward. „Word2Vec“. <text:span text:style-name="T1">Natural Language Engineering</text:span> 23, изд. 1 (2017.): 155–62.</text:p>
        </text:list-item>
        <text:list-item>
          <text:p text:style-name="P210">Fang, Peng, Arijit Khan, Siqiang Luo, Fang Wang, Dan Feng, Zhenli Li, Wei Yin, и Yuchao Cao. „Distributed Graph Embedding with Information-Oriented Random Walks“. <text:span text:style-name="T1">arXiv preprint arXiv:2303.15702</text:span>, 2023.</text:p>
        </text:list-item>
        <text:list-item>
          <text:p text:style-name="P210">Grover, Aditya, и Jure Leskovec. „node2vec: Scalable feature learning for networks“. У <text:span text:style-name="T1">Proceedings of the 22nd ACM SIGKDD international conference on Knowledge discovery and data mining</text:span>, 855–64, 2016.</text:p>
        </text:list-item>
        <text:list-item>
          <text:p text:style-name="P210">Gupta, Jatinder ND, и Johnny C Ho. „A new heuristic algorithm for the one-dimensional bin-packing problem“. <text:span text:style-name="T1">Production planning &amp; control</text:span> 10, изд. 6 (1999.): 598–603.</text:p>
        </text:list-item>
        <text:list-item>
          <text:p text:style-name="P210">Gupta, Otkrist, и Ramesh Raskar. „Distributed learning of deep neural network over multiple agents“. <text:span text:style-name="T1">Journal of Network and Computer Applications</text:span> 116 (2018.): 1–8.</text:p>
        </text:list-item>
        <text:list-item>
          <text:p text:style-name="P210">Lancichinetti, Andrea, Santo Fortunato, и János Kertész. „Detecting the overlapping and hierarchical community structure in complex networks“. <text:span text:style-name="T1">New journal of physics</text:span> 11, изд. 3 (2009.): 033015.</text:p>
        </text:list-item>
        <text:list-item>
          <text:p text:style-name="P211">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0">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0">Lombardo, Gianfranco, и Agostino Poggi. „A Scalable and Distributed Actor-Based Version of the Node2Vec Algorithm“. У <text:span text:style-name="T1">Proceedings of the 20th Workshop From Objects to Agents</text:span>, 134–41. Parma, Italy, 2019.</text:p>
        </text:list-item>
        <text:list-item>
          <text:p text:style-name="P210"><text:soft-page-break/>Rozemberczki, Benedek, и Rik Sarkar. „Twitch Gamers: a Dataset for Evaluating Proximity Preserving and Structural Role-based Node Embeddings“, 2021.</text:p>
        </text:list-item>
        <text:list-item>
          <text:p text:style-name="P210">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2">Zachary, Wayne W. „An information flow model for conflict and fission in small groups“. <text:span text:style-name="T1">Journal of anthropological research</text:span> 33, изд. 4 (1977.): 452–73.</text:p>
        </text:list-item>
        <text:list-item>
          <text:p text:style-name="P212">Hubert, Lawrence, and Phipps Arabie. "Comparing partitions." Journal of classification 2 (1985): 193-218.</text:p>
        </text:list-item>
      </text:list>
      <text:p text:style-name="P94"><text:span text:style-name="T52"/></text:p>
      <text:p text:style-name="P113" loext:marker-style-name="T51"><text:bookmark text:name="_5cw9v2nfq0lh"/><text:span text:style-name="T51">UNIVERZITET U NOVOM SADU</text:span></text:p>
      <text:p text:style-name="P224" loext:marker-style-name="T48"><text:span text:style-name="T48">PRODNO-MATEMATIČKI FAKULTET</text:span></text:p>
      <text:p text:style-name="P217" loext:marker-style-name="T48"/>
      <text:p text:style-name="P225" loext:marker-style-name="T48"><text:span text:style-name="T48">KLJUČNA DOKUMENTACIJSKA INFORMACIJA</text:span></text:p>
      <text:p text:style-name="P218" loext:marker-style-name="T48"/>
      <table:table table:name="Table9" table:style-name="Table9">
        <table:table-column table:style-name="Table9.A"/>
        <table:table-column table:style-name="Table9.B"/>
        <table:table-row table:style-name="Table9.1">
          <table:table-cell table:style-name="Table9.A1" office:value-type="string">
            <text:p text:style-name="P227" loext:marker-style-name="T60"><text:span text:style-name="T57">Redni broj:</text:span></text:p>
            <text:p text:style-name="P227" loext:marker-style-name="T60"><text:span text:style-name="T59">RBR</text:span></text:p>
          </table:table-cell>
          <table:table-cell table:style-name="Table9.A1" office:value-type="string">
            <text:p text:style-name="P232" loext:marker-style-name="T60"/>
          </table:table-cell>
        </table:table-row>
        <table:table-row table:style-name="Table9.1">
          <table:table-cell table:style-name="Table9.A1" office:value-type="string">
            <text:p text:style-name="P227" loext:marker-style-name="T60"><text:span text:style-name="T57">Identifikacioni broj:</text:span></text:p>
            <text:p text:style-name="P227" loext:marker-style-name="T60"><text:span text:style-name="T59">IBR</text:span></text:p>
          </table:table-cell>
          <table:table-cell table:style-name="Table9.A1" office:value-type="string">
            <text:p text:style-name="P232" loext:marker-style-name="T60"/>
          </table:table-cell>
        </table:table-row>
        <table:table-row table:style-name="Table9.1">
          <table:table-cell table:style-name="Table9.A1" office:value-type="string">
            <text:p text:style-name="P227" loext:marker-style-name="T60"><text:span text:style-name="T57">Tip dokumentacije:</text:span></text:p>
            <text:p text:style-name="P227" loext:marker-style-name="T60"><text:span text:style-name="T59">TD</text:span></text:p>
          </table:table-cell>
          <table:table-cell table:style-name="Table9.A1" office:value-type="string">
            <text:p text:style-name="P227" loext:marker-style-name="T60"><text:span text:style-name="T60">Monografska dokumentacija</text:span></text:p>
          </table:table-cell>
        </table:table-row>
        <table:table-row table:style-name="Table9.1">
          <table:table-cell table:style-name="Table9.A1" office:value-type="string">
            <text:p text:style-name="P227" loext:marker-style-name="T60"><text:span text:style-name="T57">Tip zapisa:</text:span></text:p>
            <text:p text:style-name="P227" loext:marker-style-name="T60"><text:span text:style-name="T59">TZ</text:span></text:p>
          </table:table-cell>
          <table:table-cell table:style-name="Table9.A1" office:value-type="string">
            <text:p text:style-name="P227" loext:marker-style-name="T60"><text:span text:style-name="T60">Tekstualni štampani materijal</text:span></text:p>
          </table:table-cell>
        </table:table-row>
        <table:table-row table:style-name="Table9.1">
          <table:table-cell table:style-name="Table9.A1" office:value-type="string">
            <text:p text:style-name="P227" loext:marker-style-name="T60"><text:span text:style-name="T57">Vrsta rada:</text:span></text:p>
            <text:p text:style-name="P227" loext:marker-style-name="T60"><text:span text:style-name="T59">VR</text:span></text:p>
          </table:table-cell>
          <table:table-cell table:style-name="Table9.A1" office:value-type="string">
            <text:p text:style-name="P227" loext:marker-style-name="T60"><text:span text:style-name="T60">master rad</text:span></text:p>
          </table:table-cell>
        </table:table-row>
        <table:table-row table:style-name="Table9.1">
          <table:table-cell table:style-name="Table9.A1" office:value-type="string">
            <text:p text:style-name="P227" loext:marker-style-name="T60"><text:span text:style-name="T57">Autor:</text:span></text:p>
            <text:p text:style-name="P227" loext:marker-style-name="T60"><text:span text:style-name="T59">AU</text:span></text:p>
          </table:table-cell>
          <table:table-cell table:style-name="Table9.A1" office:value-type="string">
            <text:p text:style-name="P233" loext:marker-style-name="T60">Stefan Nožinić</text:p>
          </table:table-cell>
        </table:table-row>
        <table:table-row table:style-name="Table9.1">
          <table:table-cell table:style-name="Table9.A1" office:value-type="string">
            <text:p text:style-name="P227" loext:marker-style-name="T60"><text:span text:style-name="T57">Mentor:</text:span></text:p>
            <text:p text:style-name="P227" loext:marker-style-name="T60"><text:span text:style-name="T59">MN</text:span></text:p>
          </table:table-cell>
          <table:table-cell table:style-name="Table9.A1" office:value-type="string">
            <text:p text:style-name="P233" loext:marker-style-name="T60">Miloš Savić</text:p>
          </table:table-cell>
        </table:table-row>
        <table:table-row table:style-name="Table9.1">
          <table:table-cell table:style-name="Table9.A1" office:value-type="string">
            <text:p text:style-name="P227" loext:marker-style-name="T60"><text:span text:style-name="T57">Naslov rada:</text:span></text:p>
            <text:p text:style-name="P227" loext:marker-style-name="T60"><text:span text:style-name="T59">NR</text:span></text:p>
          </table:table-cell>
          <table:table-cell table:style-name="Table9.A1" office:value-type="string">
            <text:p text:style-name="P232"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27" loext:marker-style-name="T60"><text:span text:style-name="T57">Jezik publikacije:</text:span></text:p>
            <text:p text:style-name="P227" loext:marker-style-name="T60"><text:span text:style-name="T59">JP</text:span></text:p>
          </table:table-cell>
          <table:table-cell table:style-name="Table9.A1" office:value-type="string">
            <text:p text:style-name="P227" loext:marker-style-name="T60"><text:span text:style-name="T60">srpski (latinica)</text:span></text:p>
          </table:table-cell>
        </table:table-row>
        <table:table-row table:style-name="Table9.1">
          <table:table-cell table:style-name="Table9.A1" office:value-type="string">
            <text:p text:style-name="P227" loext:marker-style-name="T60"><text:span text:style-name="T57">Jezik izvoda:</text:span></text:p>
            <text:p text:style-name="P227" loext:marker-style-name="T60"><text:span text:style-name="T59">JI</text:span></text:p>
          </table:table-cell>
          <table:table-cell table:style-name="Table9.A1" office:value-type="string">
            <text:p text:style-name="P227" loext:marker-style-name="T60"><text:span text:style-name="T60">srpski/engleski</text:span></text:p>
          </table:table-cell>
        </table:table-row>
        <table:table-row table:style-name="Table9.1">
          <table:table-cell table:style-name="Table9.A1" office:value-type="string">
            <text:p text:style-name="P227" loext:marker-style-name="T60"><text:span text:style-name="T57">Zemlja publikovanja:</text:span></text:p>
            <text:p text:style-name="P227" loext:marker-style-name="T60"><text:span text:style-name="T59">ZP</text:span></text:p>
          </table:table-cell>
          <table:table-cell table:style-name="Table9.A1" office:value-type="string">
            <text:p text:style-name="P227" loext:marker-style-name="T60"><text:span text:style-name="T60">Srbija</text:span></text:p>
          </table:table-cell>
        </table:table-row>
        <table:table-row table:style-name="Table9.1">
          <table:table-cell table:style-name="Table9.A1" office:value-type="string">
            <text:p text:style-name="P227" loext:marker-style-name="T60"><text:span text:style-name="T57">Uže geografsko područje:</text:span></text:p>
            <text:p text:style-name="P227" loext:marker-style-name="T60"><text:span text:style-name="T59">UGP</text:span></text:p>
          </table:table-cell>
          <table:table-cell table:style-name="Table9.A1" office:value-type="string">
            <text:p text:style-name="P227" loext:marker-style-name="T60"><text:span text:style-name="T60">Vojvodina</text:span></text:p>
          </table:table-cell>
        </table:table-row>
        <table:table-row table:style-name="Table9.1">
          <table:table-cell table:style-name="Table9.A1" office:value-type="string">
            <text:p text:style-name="P227" loext:marker-style-name="T60"><text:span text:style-name="T57">Godina:</text:span></text:p>
            <text:p text:style-name="P227" loext:marker-style-name="T60"><text:span text:style-name="T59">GO</text:span></text:p>
          </table:table-cell>
          <table:table-cell table:style-name="Table9.A1" office:value-type="string">
            <text:p text:style-name="P227" loext:marker-style-name="T60"><text:span text:style-name="T60">202</text:span><text:span text:style-name="T61">4</text:span></text:p>
          </table:table-cell>
        </table:table-row>
        <table:table-row table:style-name="Table9.1">
          <table:table-cell table:style-name="Table9.A1" office:value-type="string">
            <text:p text:style-name="P227" loext:marker-style-name="T60"><text:span text:style-name="T57">Izdavač:</text:span></text:p>
            <text:p text:style-name="P227" loext:marker-style-name="T60"><text:span text:style-name="T59">IZ</text:span></text:p>
          </table:table-cell>
          <table:table-cell table:style-name="Table9.A1" office:value-type="string">
            <text:p text:style-name="P227" loext:marker-style-name="T60"><text:span text:style-name="T60">Autorski reprint</text:span></text:p>
          </table:table-cell>
        </table:table-row>
        <table:table-row table:style-name="Table9.1">
          <table:table-cell table:style-name="Table9.A1" office:value-type="string">
            <text:p text:style-name="P227" loext:marker-style-name="T60"><text:span text:style-name="T57">Mesto i adresa:</text:span></text:p>
            <text:p text:style-name="P227" loext:marker-style-name="T60"><text:span text:style-name="T59">MA</text:span></text:p>
          </table:table-cell>
          <table:table-cell table:style-name="Table9.A1" office:value-type="string">
            <text:p text:style-name="P227" loext:marker-style-name="T60"><text:span text:style-name="T60">Prirodno-matematički fakultet, Trg Dositeja Obradovića 4, Novi Sad</text:span></text:p>
          </table:table-cell>
        </table:table-row>
        <table:table-row table:style-name="Table9.1">
          <table:table-cell table:style-name="Table9.A1" office:value-type="string">
            <text:p text:style-name="P227" loext:marker-style-name="T60"><text:span text:style-name="T57">Fizički opis rada:</text:span></text:p>
            <text:p text:style-name="P227" loext:marker-style-name="T60"><text:span text:style-name="T59">FO</text:span></text:p>
          </table:table-cell>
          <table:table-cell table:style-name="Table9.A1" office:value-type="string">
            <text:p text:style-name="P227"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34" loext:marker-style-name="T63"/>
            <text:p text:style-name="P232" loext:marker-style-name="T60"/>
          </table:table-cell>
        </table:table-row>
        <table:table-row table:style-name="Table9.1">
          <table:table-cell table:style-name="Table9.A1" office:value-type="string">
            <text:p text:style-name="P227" loext:marker-style-name="T60"><text:span text:style-name="T57">Naučna oblast:</text:span></text:p>
            <text:p text:style-name="P227" loext:marker-style-name="T60"><text:span text:style-name="T59">NO</text:span></text:p>
          </table:table-cell>
          <table:table-cell table:style-name="Table9.A1" office:value-type="string">
            <text:p text:style-name="P233" loext:marker-style-name="T60">Računarske nauke</text:p>
          </table:table-cell>
        </table:table-row>
        <table:table-row table:style-name="Table9.1">
          <table:table-cell table:style-name="Table9.A1" office:value-type="string">
            <text:p text:style-name="P227" loext:marker-style-name="T60"><text:bookmark text:name="_gjdgxs"/><text:span text:style-name="T57">Naučna disciplina:</text:span></text:p>
            <text:h text:style-name="P114" text:outline-level="4" loext:marker-style-name="T60"><text:span text:style-name="T60">ND</text:span></text:h>
          </table:table-cell>
          <table:table-cell table:style-name="Table9.A1" office:value-type="string">
            <text:p text:style-name="P232" loext:marker-style-name="T60"/>
          </table:table-cell>
        </table:table-row>
        <table:table-row table:style-name="Table9.1">
          <table:table-cell table:style-name="Table9.A1" office:value-type="string">
            <text:p text:style-name="P227" loext:marker-style-name="T60"><text:span text:style-name="T57">Predmetna odrednica/ ključne reči:</text:span></text:p>
            <text:p text:style-name="P227" loext:marker-style-name="T60"><text:span text:style-name="T59">PO</text:span></text:p>
            <text:p text:style-name="P227" loext:marker-style-name="T60"><text:span text:style-name="T59">UDK</text:span></text:p>
          </table:table-cell>
          <table:table-cell table:style-name="Table9.A1" office:value-type="string">
            <text:p text:style-name="P233" loext:marker-style-name="T60">Grafovi, reprezentacija, realne mreže, paralelizacija, distribuirani sistemi</text:p>
          </table:table-cell>
        </table:table-row>
        <table:table-row table:style-name="Table9.1">
          <table:table-cell table:style-name="Table9.A1" office:value-type="string">
            <text:p text:style-name="P227" loext:marker-style-name="T60"><text:span text:style-name="T57">Čuva se:</text:span></text:p>
            <text:p text:style-name="P227" loext:marker-style-name="T60"><text:span text:style-name="T59">ČU</text:span></text:p>
          </table:table-cell>
          <table:table-cell table:style-name="Table9.A1" office:value-type="string">
            <text:p text:style-name="P227" loext:marker-style-name="T60"><text:span text:style-name="T60">Biblioteka Departmana za matematiku i informatiku, PMF-a u Novom Sadu</text:span></text:p>
          </table:table-cell>
        </table:table-row>
        <table:table-row table:style-name="Table9.1">
          <table:table-cell table:style-name="Table9.A1" office:value-type="string">
            <text:p text:style-name="P227" loext:marker-style-name="T60"><text:span text:style-name="T57">Važna napomena:</text:span></text:p>
            <text:p text:style-name="P227" loext:marker-style-name="T60"><text:span text:style-name="T59">VN</text:span></text:p>
          </table:table-cell>
          <table:table-cell table:style-name="Table9.A1" office:value-type="string">
            <text:p text:style-name="P227" loext:marker-style-name="T60"><text:span text:style-name="T60">nema</text:span></text:p>
          </table:table-cell>
        </table:table-row>
        <table:table-row table:style-name="Table9.22">
          <table:table-cell table:style-name="Table9.A1" office:value-type="string">
            <text:p text:style-name="P227" loext:marker-style-name="T60"><text:span text:style-name="T57">Izvod:</text:span></text:p>
            <text:p text:style-name="P227" loext:marker-style-name="T60"><text:span text:style-name="T59">IZ</text:span></text:p>
            <text:p text:style-name="P232" loext:marker-style-name="T60"/>
            <text:p text:style-name="P232" loext:marker-style-name="T60"/>
          </table:table-cell>
          <table:table-cell table:style-name="Table9.A1" office:value-type="string">
            <text:p text:style-name="P228" loext:marker-style-name="T60"><text:span text:style-name="T60">kratak apstrakt rada</text:span></text:p>
          </table:table-cell>
        </table:table-row>
        <table:table-row table:style-name="Table9.23">
          <table:table-cell table:style-name="Table9.A23" office:value-type="string">
            <text:p text:style-name="P227" loext:marker-style-name="T60"><text:span text:style-name="T57">Datum prihvatanja teme od NN veća:</text:span></text:p>
            <text:p text:style-name="P227" loext:marker-style-name="T60"><text:span text:style-name="T59">DP</text:span></text:p>
          </table:table-cell>
          <table:table-cell table:style-name="Table9.A23" office:value-type="string">
            <text:p text:style-name="P233" loext:marker-style-name="T60">5.2.2024.</text:p>
          </table:table-cell>
        </table:table-row>
        <text:soft-page-break/>
        <table:table-row table:style-name="Table9.24">
          <table:table-cell table:style-name="Table9.A23" office:value-type="string">
            <text:p text:style-name="P227" loext:marker-style-name="T60"><text:span text:style-name="T57">Datum odbrane:</text:span></text:p>
            <text:p text:style-name="P227" loext:marker-style-name="T60"><text:span text:style-name="T59">DO</text:span></text:p>
          </table:table-cell>
          <table:table-cell table:style-name="Table9.A23" office:value-type="string">
            <text:p text:style-name="P232" loext:marker-style-name="T60"/>
          </table:table-cell>
        </table:table-row>
        <table:table-row table:style-name="Table9.22">
          <table:table-cell table:style-name="Table9.A23" office:value-type="string">
            <text:p text:style-name="P227" loext:marker-style-name="T60"><text:span text:style-name="T57">Članovi komisije:</text:span></text:p>
            <text:p text:style-name="P227" loext:marker-style-name="T60"><text:span text:style-name="T59">KO</text:span></text:p>
          </table:table-cell>
          <table:table-cell table:style-name="Table9.A23" office:value-type="string">
            <text:p text:style-name="P232" loext:marker-style-name="T60"/>
          </table:table-cell>
        </table:table-row>
        <table:table-row table:style-name="Table9.26">
          <table:table-cell table:style-name="Table9.A23" office:value-type="string">
            <text:p text:style-name="P227" loext:marker-style-name="T60"><text:span text:style-name="T57">Predsednik:</text:span></text:p>
          </table:table-cell>
          <table:table-cell table:style-name="Table9.A23" office:value-type="string">
            <text:p text:style-name="P233" loext:marker-style-name="T60">Miloš Stojaković</text:p>
          </table:table-cell>
        </table:table-row>
        <table:table-row table:style-name="Table9.27">
          <table:table-cell table:style-name="Table9.A23" office:value-type="string">
            <text:p text:style-name="P227" loext:marker-style-name="T60"><text:span text:style-name="T57">Član:</text:span></text:p>
          </table:table-cell>
          <table:table-cell table:style-name="Table9.A23" office:value-type="string">
            <text:p text:style-name="P233" loext:marker-style-name="T60">Vladimir Kurbalija</text:p>
          </table:table-cell>
        </table:table-row>
        <table:table-row table:style-name="Table9.26">
          <table:table-cell table:style-name="Table9.A23" office:value-type="string">
            <text:p text:style-name="P227" loext:marker-style-name="T60"><text:span text:style-name="T57">Član, mentor:</text:span></text:p>
          </table:table-cell>
          <table:table-cell table:style-name="Table9.A23" office:value-type="string">
            <text:p text:style-name="P233" loext:marker-style-name="T60">Miloš Savić</text:p>
          </table:table-cell>
        </table:table-row>
      </table:table>
      <text:p text:style-name="P226" loext:marker-style-name="T48"><text:span text:style-name="T48">UNIVERSITY OF NOVI SAD</text:span></text:p>
      <text:p text:style-name="P225" loext:marker-style-name="T48"><text:span text:style-name="T48">FACULTY OF SCIENCE AND MATHEMATICS</text:span></text:p>
      <text:p text:style-name="P217" loext:marker-style-name="T48"/>
      <text:p text:style-name="P227" loext:marker-style-name="T48"><text:span text:style-name="T48">KEY WORDS DOCUMENTATION</text:span></text:p>
      <text:p text:style-name="P218" loext:marker-style-name="T48"/>
      <table:table table:name="Table10" table:style-name="Table10">
        <table:table-column table:style-name="Table10.A"/>
        <table:table-column table:style-name="Table10.B"/>
        <table:table-row table:style-name="Table10.1">
          <table:table-cell table:style-name="Table10.A1" office:value-type="string">
            <text:p text:style-name="P227" loext:marker-style-name="T60"><text:span text:style-name="T57">Accession number:</text:span></text:p>
            <text:p text:style-name="P227" loext:marker-style-name="T60"><text:span text:style-name="T59">ANO</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Identification number:</text:span></text:p>
            <text:p text:style-name="P227" loext:marker-style-name="T60"><text:span text:style-name="T59">INO</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Document type:</text:span></text:p>
            <text:p text:style-name="P227" loext:marker-style-name="T60"><text:span text:style-name="T59">DT</text:span></text:p>
          </table:table-cell>
          <table:table-cell table:style-name="Table10.A1" office:value-type="string">
            <text:p text:style-name="P227" loext:marker-style-name="T60"><text:span text:style-name="T60">Monograph publication</text:span></text:p>
          </table:table-cell>
        </table:table-row>
        <table:table-row table:style-name="Table10.1">
          <table:table-cell table:style-name="Table10.A1" office:value-type="string">
            <text:p text:style-name="P227" loext:marker-style-name="T60"><text:span text:style-name="T57">Type of record:</text:span></text:p>
            <text:p text:style-name="P227" loext:marker-style-name="T60"><text:span text:style-name="T59">TR</text:span></text:p>
          </table:table-cell>
          <table:table-cell table:style-name="Table10.A1" office:value-type="string">
            <text:p text:style-name="P227" loext:marker-style-name="T60"><text:span text:style-name="T60">Textual printed material</text:span></text:p>
          </table:table-cell>
        </table:table-row>
        <table:table-row table:style-name="Table10.1">
          <table:table-cell table:style-name="Table10.A1" office:value-type="string">
            <text:p text:style-name="P227" loext:marker-style-name="T60"><text:span text:style-name="T57">Content code:</text:span></text:p>
            <text:p text:style-name="P227" loext:marker-style-name="T60"><text:span text:style-name="T59">CC</text:span></text:p>
          </table:table-cell>
          <table:table-cell table:style-name="Table10.A1" office:value-type="string">
            <text:p text:style-name="P227" loext:marker-style-name="T60"><text:span text:style-name="T60">Final paper</text:span></text:p>
          </table:table-cell>
        </table:table-row>
        <table:table-row table:style-name="Table10.1">
          <table:table-cell table:style-name="Table10.A1" office:value-type="string">
            <text:p text:style-name="P227" loext:marker-style-name="T60"><text:span text:style-name="T57">Author:</text:span></text:p>
            <text:p text:style-name="P227" loext:marker-style-name="T60"><text:span text:style-name="T59">AU</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Mentor/comentor:</text:span></text:p>
            <text:p text:style-name="P227" loext:marker-style-name="T60"><text:span text:style-name="T59">MN</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Title:</text:span></text:p>
            <text:p text:style-name="P227" loext:marker-style-name="T60"><text:span text:style-name="T59">TI</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Language of text:</text:span></text:p>
            <text:p text:style-name="P227" loext:marker-style-name="T60"><text:span text:style-name="T59">LT</text:span></text:p>
          </table:table-cell>
          <table:table-cell table:style-name="Table10.A1" office:value-type="string">
            <text:p text:style-name="P227" loext:marker-style-name="T60"><text:span text:style-name="T60">Serbian (Latin)</text:span></text:p>
          </table:table-cell>
        </table:table-row>
        <table:table-row table:style-name="Table10.1">
          <table:table-cell table:style-name="Table10.A1" office:value-type="string">
            <text:p text:style-name="P227" loext:marker-style-name="T60"><text:span text:style-name="T57">Language of abstract:</text:span></text:p>
            <text:p text:style-name="P227" loext:marker-style-name="T60"><text:span text:style-name="T59">LA</text:span></text:p>
          </table:table-cell>
          <table:table-cell table:style-name="Table10.A1" office:value-type="string">
            <text:p text:style-name="P227" loext:marker-style-name="T60"><text:span text:style-name="T60">English</text:span></text:p>
          </table:table-cell>
        </table:table-row>
        <table:table-row table:style-name="Table10.1">
          <table:table-cell table:style-name="Table10.A1" office:value-type="string">
            <text:p text:style-name="P227" loext:marker-style-name="T60"><text:span text:style-name="T57">Country of publication:</text:span></text:p>
            <text:p text:style-name="P227" loext:marker-style-name="T60"><text:span text:style-name="T59">CP</text:span></text:p>
          </table:table-cell>
          <table:table-cell table:style-name="Table10.A1" office:value-type="string">
            <text:p text:style-name="P227" loext:marker-style-name="T60"><text:span text:style-name="T60">Serbia</text:span></text:p>
          </table:table-cell>
        </table:table-row>
        <table:table-row table:style-name="Table10.1">
          <table:table-cell table:style-name="Table10.A1" office:value-type="string">
            <text:p text:style-name="P227" loext:marker-style-name="T60"><text:span text:style-name="T57">Locality of publication:</text:span></text:p>
            <text:p text:style-name="P227" loext:marker-style-name="T60"><text:span text:style-name="T59">LP</text:span></text:p>
          </table:table-cell>
          <table:table-cell table:style-name="Table10.A1" office:value-type="string">
            <text:p text:style-name="P227" loext:marker-style-name="T60"><text:span text:style-name="T60">Vojvodina</text:span></text:p>
          </table:table-cell>
        </table:table-row>
        <table:table-row table:style-name="Table10.1">
          <table:table-cell table:style-name="Table10.A1" office:value-type="string">
            <text:p text:style-name="P227" loext:marker-style-name="T60"><text:span text:style-name="T57">Publication year:</text:span></text:p>
            <text:p text:style-name="P227" loext:marker-style-name="T60"><text:span text:style-name="T59">PY</text:span></text:p>
          </table:table-cell>
          <table:table-cell table:style-name="Table10.A1" office:value-type="string">
            <text:p text:style-name="P227" loext:marker-style-name="T60"><text:span text:style-name="T60">2020</text:span></text:p>
          </table:table-cell>
        </table:table-row>
        <table:table-row table:style-name="Table10.1">
          <table:table-cell table:style-name="Table10.A1" office:value-type="string">
            <text:p text:style-name="P227" loext:marker-style-name="T60"><text:span text:style-name="T57">Publisher:</text:span></text:p>
            <text:p text:style-name="P227" loext:marker-style-name="T60"><text:span text:style-name="T59">PU</text:span></text:p>
          </table:table-cell>
          <table:table-cell table:style-name="Table10.A1" office:value-type="string">
            <text:p text:style-name="P227" loext:marker-style-name="T60"><text:span text:style-name="T60">Author's reprint</text:span></text:p>
          </table:table-cell>
        </table:table-row>
        <table:table-row table:style-name="Table10.1">
          <table:table-cell table:style-name="Table10.A1" office:value-type="string">
            <text:p text:style-name="P227" loext:marker-style-name="T60"><text:span text:style-name="T57">Publication place:</text:span></text:p>
            <text:p text:style-name="P227" loext:marker-style-name="T60"><text:span text:style-name="T59">PP</text:span></text:p>
          </table:table-cell>
          <table:table-cell table:style-name="Table10.A1" office:value-type="string">
            <text:p text:style-name="P227" loext:marker-style-name="T60"><text:span text:style-name="T60">Faculty of Science, Trg Dositeja Obradovića 4, Novi Sad</text:span></text:p>
          </table:table-cell>
        </table:table-row>
        <table:table-row table:style-name="Table10.1">
          <table:table-cell table:style-name="Table10.A1" office:value-type="string">
            <text:p text:style-name="P115" loext:marker-style-name="T58"><text:span text:style-name="T58">Physical description:</text:span></text:p>
            <text:p text:style-name="P115" loext:marker-style-name="T57"><text:bookmark text:name="_jg3qe1namolb"/><text:span text:style-name="T57">PD</text:span></text:p>
          </table:table-cell>
          <table:table-cell table:style-name="Table10.A1" office:value-type="string">
            <text:p text:style-name="P227" loext:marker-style-name="T62"><text:span text:style-name="T60">5/182/32/0/71/0/3</text:span></text:p>
          </table:table-cell>
        </table:table-row>
        <table:table-row table:style-name="Table10.1">
          <table:table-cell table:style-name="Table10.A1" office:value-type="string">
            <text:p text:style-name="P227" loext:marker-style-name="T60"><text:span text:style-name="T57">Scientific field:</text:span></text:p>
            <text:p text:style-name="P227" loext:marker-style-name="T60"><text:span text:style-name="T59">SF</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Scientific discipline:</text:span></text:p>
            <text:p text:style-name="P227" loext:marker-style-name="T60"><text:span text:style-name="T59">SD</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Subject/ Key words:</text:span></text:p>
            <text:p text:style-name="P227" loext:marker-style-name="T60"><text:span text:style-name="T59">SKW</text:span></text:p>
            <text:p text:style-name="P227" loext:marker-style-name="T60"><text:span text:style-name="T59">UC</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Holding data:</text:span></text:p>
            <text:p text:style-name="P227" loext:marker-style-name="T60"><text:span text:style-name="T59">HD</text:span></text:p>
          </table:table-cell>
          <table:table-cell table:style-name="Table10.A1" office:value-type="string">
            <text:p text:style-name="P227"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27" loext:marker-style-name="T60"><text:span text:style-name="T57">Note:</text:span></text:p>
            <text:p text:style-name="P227" loext:marker-style-name="T60"><text:span text:style-name="T59">N</text:span></text:p>
          </table:table-cell>
          <table:table-cell table:style-name="Table10.A1" office:value-type="string">
            <text:p text:style-name="P227" loext:marker-style-name="T60"><text:span text:style-name="T60">none</text:span></text:p>
          </table:table-cell>
        </table:table-row>
        <table:table-row table:style-name="Table10.1">
          <table:table-cell table:style-name="Table10.A1" office:value-type="string">
            <text:p text:style-name="P227" loext:marker-style-name="T60"><text:span text:style-name="T57">Abstract:</text:span></text:p>
            <text:p text:style-name="P227" loext:marker-style-name="T60"><text:span text:style-name="T59">AB</text:span></text:p>
            <text:p text:style-name="P232" loext:marker-style-name="T60"/>
            <text:p text:style-name="P232" loext:marker-style-name="T60"/>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Accepted by the Scientific Board:</text:span></text:p>
            <text:p text:style-name="P227" loext:marker-style-name="T60"><text:span text:style-name="T59">ASB</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Defended on:</text:span></text:p>
            <text:p text:style-name="P227" loext:marker-style-name="T60"><text:span text:style-name="T59">DE</text:span></text:p>
          </table:table-cell>
          <table:table-cell table:style-name="Table10.A1" office:value-type="string">
            <text:p text:style-name="P232" loext:marker-style-name="T60"/>
          </table:table-cell>
        </table:table-row>
        <table:table-row table:style-name="Table10.1">
          <table:table-cell table:style-name="Table10.A1" office:value-type="string">
            <text:p text:style-name="P227" loext:marker-style-name="T60"><text:span text:style-name="T57">Thesis defend board:</text:span></text:p>
            <text:p text:style-name="P227" loext:marker-style-name="T60"><text:span text:style-name="T59">DB</text:span></text:p>
          </table:table-cell>
          <table:table-cell table:style-name="Table10.A1" office:value-type="string">
            <text:p text:style-name="P232" loext:marker-style-name="T60"/>
          </table:table-cell>
        </table:table-row>
        <table:table-row table:style-name="Table10.26">
          <table:table-cell table:style-name="Table10.A1" office:value-type="string">
            <text:p text:style-name="P227" loext:marker-style-name="T60"><text:span text:style-name="T57">President:</text:span></text:p>
          </table:table-cell>
          <table:table-cell table:style-name="Table10.A1" office:value-type="string">
            <text:p text:style-name="P232" loext:marker-style-name="T60"/>
          </table:table-cell>
        </table:table-row>
        <table:table-row table:style-name="Table10.27">
          <table:table-cell table:style-name="Table10.A1" office:value-type="string">
            <text:p text:style-name="P227" loext:marker-style-name="T60"><text:span text:style-name="T57">Member:</text:span></text:p>
          </table:table-cell>
          <table:table-cell table:style-name="Table10.A1" office:value-type="string">
            <text:p text:style-name="P232" loext:marker-style-name="T60"/>
          </table:table-cell>
        </table:table-row>
        <text:soft-page-break/>
        <table:table-row table:style-name="Table10.28">
          <table:table-cell table:style-name="Table10.A1" office:value-type="string">
            <text:p text:style-name="P227" loext:marker-style-name="T60"><text:span text:style-name="T57">Member, mentor:</text:span></text:p>
          </table:table-cell>
          <table:table-cell table:style-name="Table10.A1" office:value-type="string">
            <text:p text:style-name="P232" loext:marker-style-name="T60"/>
          </table:table-cell>
        </table:table-row>
      </table:table>
      <text:p text:style-name="P219"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3</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1</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29T18:30:14.573592989</dc:date>
    <meta:editing-duration>PT6H44M20S</meta:editing-duration>
    <meta:editing-cycles>74</meta:editing-cycles>
    <meta:generator>LibreOffice/24.2.3.2$Linux_X86_64 LibreOffice_project/420$Build-2</meta:generator>
    <meta:document-statistic meta:table-count="11" meta:image-count="9" meta:object-count="0" meta:page-count="54" meta:paragraph-count="1038" meta:word-count="11858" meta:character-count="81763" meta:non-whitespace-character-count="70919"/>
  </office:meta>
</office:document-meta>
</file>